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c64ed" officeooo:paragraph-rsid="458c64ed" style:font-style-asian="italic" style:font-style-complex="italic"/>
    </style:style>
    <style:style style:name="P16" style:family="paragraph" style:parent-style-name="Text_20_body">
      <style:text-properties fo:font-style="italic" officeooo:rsid="458d4294" officeooo:paragraph-rsid="458d4294" style:font-style-asian="italic" style:font-style-complex="italic"/>
    </style:style>
    <style:style style:name="P17" style:family="paragraph" style:parent-style-name="Text_20_body">
      <style:text-properties fo:font-style="italic" officeooo:rsid="459258b1" officeooo:paragraph-rsid="459258b1" style:font-style-asian="italic" style:font-style-complex="italic"/>
    </style:style>
    <style:style style:name="P18" style:family="paragraph" style:parent-style-name="Text_20_body">
      <style:text-properties fo:font-style="italic" officeooo:rsid="45a1f911" officeooo:paragraph-rsid="45a1f911" style:font-style-asian="italic" style:font-style-complex="italic"/>
    </style:style>
    <style:style style:name="P19" style:family="paragraph" style:parent-style-name="Text_20_body">
      <style:text-properties fo:font-style="italic" officeooo:rsid="45a3c9fb" officeooo:paragraph-rsid="45a3c9fb" style:font-style-asian="italic" style:font-style-complex="italic"/>
    </style:style>
    <style:style style:name="P20" style:family="paragraph" style:parent-style-name="Text_20_body">
      <style:text-properties fo:font-style="italic" officeooo:rsid="45a57929" officeooo:paragraph-rsid="45a57929" style:font-style-asian="italic" style:font-style-complex="italic"/>
    </style:style>
    <style:style style:name="P21" style:family="paragraph" style:parent-style-name="Text_20_body">
      <style:text-properties fo:font-style="italic" officeooo:rsid="45abc55a" officeooo:paragraph-rsid="45abc55a" style:font-style-asian="italic" style:font-style-complex="italic"/>
    </style:style>
    <style:style style:name="P22" style:family="paragraph" style:parent-style-name="Text_20_body">
      <style:text-properties fo:font-style="italic" officeooo:rsid="45b35b25" officeooo:paragraph-rsid="45b35b25" style:font-style-asian="italic" style:font-style-complex="italic"/>
    </style:style>
    <style:style style:name="P23" style:family="paragraph" style:parent-style-name="Text_20_body">
      <style:text-properties fo:font-style="italic" officeooo:rsid="45b90f68" officeooo:paragraph-rsid="45b90f68" style:font-style-asian="italic" style:font-style-complex="italic"/>
    </style:style>
    <style:style style:name="P24" style:family="paragraph" style:parent-style-name="Text_20_body">
      <style:text-properties fo:font-style="italic" officeooo:rsid="45bbcda7" officeooo:paragraph-rsid="45bbcda7" style:font-style-asian="italic" style:font-style-complex="italic"/>
    </style:style>
    <style:style style:name="P25" style:family="paragraph" style:parent-style-name="Text_20_body">
      <style:text-properties fo:font-style="italic" officeooo:rsid="45dfea86" officeooo:paragraph-rsid="45dfea86" style:font-style-asian="italic" style:font-style-complex="italic"/>
    </style:style>
    <style:style style:name="P26" style:family="paragraph" style:parent-style-name="Text_20_body">
      <style:text-properties fo:font-style="italic" officeooo:rsid="45e835c0" officeooo:paragraph-rsid="45e835c0" style:font-style-asian="italic" style:font-style-complex="italic"/>
    </style:style>
    <style:style style:name="P27" style:family="paragraph" style:parent-style-name="Text_20_body">
      <style:text-properties fo:font-style="italic" officeooo:rsid="44b458af" officeooo:paragraph-rsid="45e835c0" style:font-style-asian="italic" style:font-style-complex="italic"/>
    </style:style>
    <style:style style:name="P28" style:family="paragraph" style:parent-style-name="Text_20_body">
      <style:text-properties fo:font-style="italic" officeooo:rsid="44b458af" officeooo:paragraph-rsid="45e96e65" style:font-style-asian="italic" style:font-style-complex="italic"/>
    </style:style>
    <style:style style:name="P29" style:family="paragraph" style:parent-style-name="Text_20_body">
      <style:text-properties fo:font-style="italic" officeooo:rsid="44b458af" officeooo:paragraph-rsid="45f1adec" style:font-style-asian="italic" style:font-style-complex="italic"/>
    </style:style>
    <style:style style:name="P30" style:family="paragraph" style:parent-style-name="Text_20_body">
      <style:text-properties fo:font-style="italic" officeooo:rsid="44b458af" officeooo:paragraph-rsid="45f3b2de" style:font-style-asian="italic" style:font-style-complex="italic"/>
    </style:style>
    <style:style style:name="P31" style:family="paragraph" style:parent-style-name="Text_20_body">
      <style:text-properties fo:font-style="italic" officeooo:rsid="44b458af" officeooo:paragraph-rsid="45f6f9ad" style:font-style-asian="italic" style:font-style-complex="italic"/>
    </style:style>
    <style:style style:name="P32" style:family="paragraph" style:parent-style-name="Text_20_body">
      <style:text-properties fo:font-style="italic" officeooo:rsid="44b458af" officeooo:paragraph-rsid="45f7ed25" style:font-style-asian="italic" style:font-style-complex="italic"/>
    </style:style>
    <style:style style:name="P33" style:family="paragraph" style:parent-style-name="Text_20_body">
      <style:text-properties fo:font-style="italic" officeooo:rsid="44b458af" officeooo:paragraph-rsid="45fa675e" style:font-style-asian="italic" style:font-style-complex="italic"/>
    </style:style>
    <style:style style:name="P34" style:family="paragraph" style:parent-style-name="Text_20_body">
      <style:text-properties fo:font-style="italic" officeooo:rsid="44b458af" officeooo:paragraph-rsid="461faa76" style:font-style-asian="italic" style:font-style-complex="italic"/>
    </style:style>
    <style:style style:name="P35" style:family="paragraph" style:parent-style-name="Text_20_body">
      <style:text-properties fo:font-style="italic" officeooo:rsid="44b458af" officeooo:paragraph-rsid="462dde81" style:font-style-asian="italic" style:font-style-complex="italic"/>
    </style:style>
    <style:style style:name="P36" style:family="paragraph" style:parent-style-name="Text_20_body">
      <style:text-properties fo:font-style="italic" officeooo:rsid="44b458af" officeooo:paragraph-rsid="46526ef8" style:font-style-asian="italic" style:font-style-complex="italic"/>
    </style:style>
    <style:style style:name="P37" style:family="paragraph" style:parent-style-name="Text_20_body">
      <style:text-properties fo:font-style="italic" officeooo:rsid="44b458af" officeooo:paragraph-rsid="46614cf8" style:font-style-asian="italic" style:font-style-complex="italic"/>
    </style:style>
    <style:style style:name="P38" style:family="paragraph" style:parent-style-name="Text_20_body">
      <style:text-properties fo:font-style="italic" officeooo:rsid="452a4f34" officeooo:paragraph-rsid="452a4f34" style:font-style-asian="italic" style:font-style-complex="italic"/>
    </style:style>
    <style:style style:name="P39" style:family="paragraph" style:parent-style-name="Text_20_body">
      <style:text-properties fo:font-style="italic" officeooo:rsid="45ef7222" officeooo:paragraph-rsid="45ef7222" style:font-style-asian="italic" style:font-style-complex="italic"/>
    </style:style>
    <style:style style:name="P40" style:family="paragraph" style:parent-style-name="Text_20_body">
      <style:text-properties fo:font-style="italic" officeooo:rsid="450ff93b" officeooo:paragraph-rsid="450ff93b" style:font-style-asian="italic" style:font-style-complex="italic"/>
    </style:style>
    <style:style style:name="P41" style:family="paragraph" style:parent-style-name="Text_20_body">
      <style:text-properties fo:font-style="italic" officeooo:rsid="45f6638d" officeooo:paragraph-rsid="45f6638d" style:font-style-asian="italic" style:font-style-complex="italic"/>
    </style:style>
    <style:style style:name="P42" style:family="paragraph" style:parent-style-name="Text_20_body">
      <style:text-properties fo:font-style="italic" officeooo:rsid="45f79d37" officeooo:paragraph-rsid="45f79d37" style:font-style-asian="italic" style:font-style-complex="italic"/>
    </style:style>
    <style:style style:name="P43" style:family="paragraph" style:parent-style-name="Text_20_body">
      <style:text-properties fo:font-style="italic" officeooo:rsid="4590d4d1" officeooo:paragraph-rsid="4590d4d1" style:font-style-asian="italic" style:font-style-complex="italic"/>
    </style:style>
    <style:style style:name="P44" style:family="paragraph" style:parent-style-name="Text_20_body">
      <style:text-properties fo:font-style="italic" officeooo:rsid="46010611" officeooo:paragraph-rsid="46010611" style:font-style-asian="italic" style:font-style-complex="italic"/>
    </style:style>
    <style:style style:name="P45" style:family="paragraph" style:parent-style-name="Text_20_body">
      <style:text-properties fo:font-style="italic" officeooo:rsid="461ece0c" officeooo:paragraph-rsid="461ece0c" style:font-style-asian="italic" style:font-style-complex="italic"/>
    </style:style>
    <style:style style:name="P46" style:family="paragraph" style:parent-style-name="Text_20_body">
      <style:text-properties fo:font-style="italic" officeooo:rsid="46204b98" officeooo:paragraph-rsid="46204b98" style:font-style-asian="italic" style:font-style-complex="italic"/>
    </style:style>
    <style:style style:name="P47" style:family="paragraph" style:parent-style-name="Text_20_body">
      <style:text-properties fo:font-style="italic" officeooo:rsid="46427219" officeooo:paragraph-rsid="46427219" style:font-style-asian="italic" style:font-style-complex="italic"/>
    </style:style>
    <style:style style:name="P48" style:family="paragraph" style:parent-style-name="Text_20_body">
      <style:text-properties fo:font-style="italic" officeooo:rsid="452437d1" officeooo:paragraph-rsid="453d6e7a" style:font-style-asian="italic" style:font-style-complex="italic"/>
    </style:style>
    <style:style style:name="P49" style:family="paragraph" style:parent-style-name="Text_20_body">
      <style:text-properties fo:font-style="italic" officeooo:rsid="45e340d4" officeooo:paragraph-rsid="45e340d4" style:font-style-asian="italic" style:font-style-complex="italic"/>
    </style:style>
    <style:style style:name="P50" style:family="paragraph" style:parent-style-name="Text_20_body">
      <style:text-properties fo:font-style="italic" officeooo:rsid="4641a33e" officeooo:paragraph-rsid="4641a33e" style:font-style-asian="italic" style:font-style-complex="italic"/>
    </style:style>
    <style:style style:name="P51" style:family="paragraph" style:parent-style-name="Text_20_body">
      <style:text-properties officeooo:paragraph-rsid="44beef42"/>
    </style:style>
    <style:style style:name="P52" style:family="paragraph" style:parent-style-name="Text_20_body">
      <style:text-properties officeooo:rsid="44a78e92" officeooo:paragraph-rsid="44beef42"/>
    </style:style>
    <style:style style:name="P53" style:family="paragraph" style:parent-style-name="Text_20_body">
      <style:text-properties officeooo:rsid="44aca76d" officeooo:paragraph-rsid="44beef42"/>
    </style:style>
    <style:style style:name="P54" style:family="paragraph" style:parent-style-name="Text_20_body">
      <style:text-properties officeooo:rsid="44acb799" officeooo:paragraph-rsid="44beef42"/>
    </style:style>
    <style:style style:name="P55" style:family="paragraph" style:parent-style-name="Text_20_body">
      <style:text-properties officeooo:rsid="44b458af" officeooo:paragraph-rsid="44b62ce5"/>
    </style:style>
    <style:style style:name="P56" style:family="paragraph" style:parent-style-name="Text_20_body">
      <style:text-properties officeooo:rsid="44b458af" officeooo:paragraph-rsid="44b6e7a6"/>
    </style:style>
    <style:style style:name="P57" style:family="paragraph" style:parent-style-name="Text_20_body">
      <style:text-properties officeooo:rsid="44b458af" officeooo:paragraph-rsid="45008027"/>
    </style:style>
    <style:style style:name="P58" style:family="paragraph" style:parent-style-name="Text_20_body">
      <style:text-properties officeooo:rsid="44b458af" officeooo:paragraph-rsid="45023ddd"/>
    </style:style>
    <style:style style:name="P59" style:family="paragraph" style:parent-style-name="Text_20_body">
      <style:text-properties officeooo:rsid="44b458af" officeooo:paragraph-rsid="45062eec"/>
    </style:style>
    <style:style style:name="P60" style:family="paragraph" style:parent-style-name="Text_20_body">
      <style:text-properties officeooo:rsid="44b458af" officeooo:paragraph-rsid="450a5c37"/>
    </style:style>
    <style:style style:name="P61" style:family="paragraph" style:parent-style-name="Text_20_body">
      <style:text-properties officeooo:rsid="44b458af" officeooo:paragraph-rsid="450efd1f"/>
    </style:style>
    <style:style style:name="P62" style:family="paragraph" style:parent-style-name="Text_20_body">
      <style:text-properties officeooo:rsid="44b458af" officeooo:paragraph-rsid="4511db86"/>
    </style:style>
    <style:style style:name="P63" style:family="paragraph" style:parent-style-name="Text_20_body">
      <style:text-properties officeooo:rsid="44b458af" officeooo:paragraph-rsid="45c7672a"/>
    </style:style>
    <style:style style:name="P64" style:family="paragraph" style:parent-style-name="Text_20_body">
      <style:text-properties officeooo:rsid="44b97d2b" officeooo:paragraph-rsid="44b97d2b"/>
    </style:style>
    <style:style style:name="P65" style:family="paragraph" style:parent-style-name="Text_20_body">
      <style:text-properties officeooo:rsid="44b9e2ef" officeooo:paragraph-rsid="44be31d6"/>
    </style:style>
    <style:style style:name="P66" style:family="paragraph" style:parent-style-name="Text_20_body">
      <style:text-properties officeooo:rsid="44bbd2ed" officeooo:paragraph-rsid="44bbd2ed"/>
    </style:style>
    <style:style style:name="P67" style:family="paragraph" style:parent-style-name="Text_20_body">
      <style:text-properties officeooo:rsid="44c4d3d8" officeooo:paragraph-rsid="44c4d3d8"/>
    </style:style>
    <style:style style:name="P68" style:family="paragraph" style:parent-style-name="Text_20_body">
      <style:text-properties officeooo:rsid="44d25ae7" officeooo:paragraph-rsid="44d25ae7"/>
    </style:style>
    <style:style style:name="P69" style:family="paragraph" style:parent-style-name="Text_20_body">
      <style:text-properties officeooo:rsid="44d3f331" officeooo:paragraph-rsid="44d3f331"/>
    </style:style>
    <style:style style:name="P70" style:family="paragraph" style:parent-style-name="Text_20_body">
      <style:text-properties officeooo:rsid="44d52d3a" officeooo:paragraph-rsid="44d52d3a"/>
    </style:style>
    <style:style style:name="P71" style:family="paragraph" style:parent-style-name="Text_20_body">
      <style:text-properties officeooo:rsid="44da2fe6" officeooo:paragraph-rsid="44da2fe6"/>
    </style:style>
    <style:style style:name="P72" style:family="paragraph" style:parent-style-name="Text_20_body">
      <style:text-properties officeooo:rsid="44dabc93" officeooo:paragraph-rsid="44dabc93"/>
    </style:style>
    <style:style style:name="P73" style:family="paragraph" style:parent-style-name="Text_20_body">
      <style:text-properties officeooo:rsid="44dc7e4a" officeooo:paragraph-rsid="44dc7e4a"/>
    </style:style>
    <style:style style:name="P74" style:family="paragraph" style:parent-style-name="Text_20_body">
      <style:text-properties officeooo:rsid="44e02346" officeooo:paragraph-rsid="44e02346"/>
    </style:style>
    <style:style style:name="P75" style:family="paragraph" style:parent-style-name="Text_20_body">
      <style:text-properties officeooo:rsid="138e61f9" officeooo:paragraph-rsid="44ef37b4"/>
    </style:style>
    <style:style style:name="P76" style:family="paragraph" style:parent-style-name="Text_20_body">
      <style:text-properties officeooo:rsid="070a3f91" officeooo:paragraph-rsid="44c6f827"/>
    </style:style>
    <style:style style:name="P77" style:family="paragraph" style:parent-style-name="Text_20_body">
      <style:text-properties officeooo:rsid="1492e411" officeooo:paragraph-rsid="44f2d70b"/>
    </style:style>
    <style:style style:name="P78" style:family="paragraph" style:parent-style-name="Text_20_body">
      <style:text-properties officeooo:rsid="44beef42" officeooo:paragraph-rsid="44beef42"/>
    </style:style>
    <style:style style:name="P79" style:family="paragraph" style:parent-style-name="Text_20_body">
      <style:text-properties officeooo:rsid="44f94d9d" officeooo:paragraph-rsid="44f94d9d"/>
    </style:style>
    <style:style style:name="P80" style:family="paragraph" style:parent-style-name="Text_20_body">
      <style:text-properties officeooo:rsid="44e89774" officeooo:paragraph-rsid="44e89774"/>
    </style:style>
    <style:style style:name="P81" style:family="paragraph" style:parent-style-name="Text_20_body">
      <style:text-properties officeooo:rsid="450a5c37" officeooo:paragraph-rsid="450a5c37"/>
    </style:style>
    <style:style style:name="P82" style:family="paragraph" style:parent-style-name="Text_20_body">
      <style:text-properties officeooo:rsid="450f027d" officeooo:paragraph-rsid="450f027d"/>
    </style:style>
    <style:style style:name="P83" style:family="paragraph" style:parent-style-name="Text_20_body">
      <style:text-properties officeooo:rsid="4512acc9" officeooo:paragraph-rsid="4512acc9"/>
    </style:style>
    <style:style style:name="P84" style:family="paragraph" style:parent-style-name="Text_20_body">
      <style:text-properties officeooo:rsid="45188fbc" officeooo:paragraph-rsid="45188fbc"/>
    </style:style>
    <style:style style:name="P85" style:family="paragraph" style:parent-style-name="Text_20_body">
      <style:text-properties fo:language="cs" fo:country="CZ" officeooo:rsid="45023ddd" officeooo:paragraph-rsid="45023ddd" style:language-asian="cs" style:country-asian="CZ"/>
    </style:style>
    <style:style style:name="P86" style:family="paragraph" style:parent-style-name="Text_20_body">
      <style:text-properties fo:language="cs" fo:country="CZ" fo:font-style="italic" officeooo:rsid="449a4333" officeooo:paragraph-rsid="462dde81" style:language-asian="cs" style:country-asian="CZ" style:font-style-asian="italic" style:font-style-complex="italic"/>
    </style:style>
    <style:style style:name="P87" style:family="paragraph" style:parent-style-name="Text_20_body">
      <style:text-properties fo:language="cs" fo:country="CZ" fo:font-style="italic" officeooo:rsid="460bad7f" officeooo:paragraph-rsid="460bad7f" style:font-style-asian="italic" style:font-style-complex="italic"/>
    </style:style>
    <style:style style:name="P88" style:family="paragraph" style:parent-style-name="Text_20_body">
      <style:text-properties officeooo:rsid="452a49fb" officeooo:paragraph-rsid="452a49fb"/>
    </style:style>
    <style:style style:name="P89" style:family="paragraph" style:parent-style-name="Text_20_body">
      <style:text-properties officeooo:rsid="452a49fb" officeooo:paragraph-rsid="452a4f34"/>
    </style:style>
    <style:style style:name="P90" style:family="paragraph" style:parent-style-name="Text_20_body">
      <style:text-properties officeooo:rsid="4531aea2" officeooo:paragraph-rsid="4531aea2"/>
    </style:style>
    <style:style style:name="P91" style:family="paragraph" style:parent-style-name="Text_20_body">
      <style:text-properties officeooo:rsid="4533c074" officeooo:paragraph-rsid="4533c074"/>
    </style:style>
    <style:style style:name="P92" style:family="paragraph" style:parent-style-name="Text_20_body">
      <style:text-properties officeooo:rsid="451ceae5" officeooo:paragraph-rsid="453557e3"/>
    </style:style>
    <style:style style:name="P93" style:family="paragraph" style:parent-style-name="Text_20_body">
      <style:text-properties officeooo:rsid="453a383f" officeooo:paragraph-rsid="453a383f"/>
    </style:style>
    <style:style style:name="P94" style:family="paragraph" style:parent-style-name="Text_20_body">
      <style:text-properties officeooo:rsid="453d59cc" officeooo:paragraph-rsid="453d59cc"/>
    </style:style>
    <style:style style:name="P95" style:family="paragraph" style:parent-style-name="Text_20_body">
      <style:text-properties officeooo:rsid="4544235e" officeooo:paragraph-rsid="4544235e"/>
    </style:style>
    <style:style style:name="P96" style:family="paragraph" style:parent-style-name="Text_20_body">
      <style:text-properties officeooo:rsid="454c5876" officeooo:paragraph-rsid="454c5876"/>
    </style:style>
    <style:style style:name="P97" style:family="paragraph" style:parent-style-name="Text_20_body">
      <style:text-properties officeooo:rsid="454edad6" officeooo:paragraph-rsid="454edad6"/>
    </style:style>
    <style:style style:name="P98" style:family="paragraph" style:parent-style-name="Text_20_body">
      <style:text-properties officeooo:paragraph-rsid="455695c0"/>
    </style:style>
    <style:style style:name="P99" style:family="paragraph" style:parent-style-name="Text_20_body">
      <style:text-properties officeooo:paragraph-rsid="455a994b"/>
    </style:style>
    <style:style style:name="P100" style:family="paragraph" style:parent-style-name="Text_20_body">
      <style:text-properties officeooo:rsid="4561142f" officeooo:paragraph-rsid="4561142f"/>
    </style:style>
    <style:style style:name="P101" style:family="paragraph" style:parent-style-name="Text_20_body">
      <style:text-properties officeooo:rsid="45630215" officeooo:paragraph-rsid="45630215"/>
    </style:style>
    <style:style style:name="P102" style:family="paragraph" style:parent-style-name="Text_20_body">
      <style:text-properties officeooo:rsid="4571156e" officeooo:paragraph-rsid="4571156e"/>
    </style:style>
    <style:style style:name="P103" style:family="paragraph" style:parent-style-name="Text_20_body">
      <style:text-properties officeooo:rsid="458c64ed"/>
    </style:style>
    <style:style style:name="P104" style:family="paragraph" style:parent-style-name="Text_20_body">
      <style:text-properties officeooo:rsid="458c7103" officeooo:paragraph-rsid="458c7103"/>
    </style:style>
    <style:style style:name="P105" style:family="paragraph" style:parent-style-name="Text_20_body">
      <style:text-properties officeooo:rsid="44ea2d83" officeooo:paragraph-rsid="45902624"/>
    </style:style>
    <style:style style:name="P106" style:family="paragraph" style:parent-style-name="Text_20_body">
      <style:text-properties officeooo:rsid="45a12dd8" officeooo:paragraph-rsid="45a12dd8"/>
    </style:style>
    <style:style style:name="P107" style:family="paragraph" style:parent-style-name="Text_20_body">
      <style:text-properties officeooo:rsid="45b35b25" officeooo:paragraph-rsid="45b35b25"/>
    </style:style>
    <style:style style:name="P108" style:family="paragraph" style:parent-style-name="Text_20_body">
      <style:text-properties officeooo:rsid="44bc59e0"/>
    </style:style>
    <style:style style:name="P109" style:family="paragraph" style:parent-style-name="Text_20_body">
      <style:text-properties officeooo:rsid="45bbcda7" officeooo:paragraph-rsid="45bbcda7"/>
    </style:style>
    <style:style style:name="P110" style:family="paragraph" style:parent-style-name="Text_20_body">
      <style:text-properties officeooo:rsid="45c94a00" officeooo:paragraph-rsid="45c94a00"/>
    </style:style>
    <style:style style:name="P111" style:family="paragraph" style:parent-style-name="Text_20_body">
      <style:text-properties officeooo:paragraph-rsid="45d03280"/>
    </style:style>
    <style:style style:name="P112" style:family="paragraph" style:parent-style-name="Text_20_body">
      <style:text-properties officeooo:rsid="45ef7222" officeooo:paragraph-rsid="45ef7222"/>
    </style:style>
    <style:style style:name="P113" style:family="paragraph" style:parent-style-name="Text_20_body">
      <style:text-properties officeooo:rsid="45f79d37" officeooo:paragraph-rsid="45f79d37"/>
    </style:style>
    <style:style style:name="P114" style:family="paragraph" style:parent-style-name="Text_20_body">
      <style:text-properties officeooo:rsid="454d1bfe" officeooo:paragraph-rsid="4607cfe4"/>
    </style:style>
    <style:style style:name="P115" style:family="paragraph" style:parent-style-name="Text_20_body">
      <style:text-properties officeooo:rsid="4510ffe0" officeooo:paragraph-rsid="4510ffe0"/>
    </style:style>
    <style:style style:name="P116" style:family="paragraph" style:parent-style-name="Text_20_body">
      <style:text-properties officeooo:rsid="460a5ccc" officeooo:paragraph-rsid="460a5ccc"/>
    </style:style>
    <style:style style:name="P117" style:family="paragraph" style:parent-style-name="Text_20_body">
      <style:text-properties officeooo:rsid="138abef6" officeooo:paragraph-rsid="44ef99a5"/>
    </style:style>
    <style:style style:name="P118" style:family="paragraph" style:parent-style-name="Text_20_body">
      <style:text-properties officeooo:rsid="44d6c86f" officeooo:paragraph-rsid="44d6c86f"/>
    </style:style>
    <style:style style:name="P119" style:family="paragraph" style:parent-style-name="Text_20_body">
      <style:text-properties officeooo:rsid="44e70620" officeooo:paragraph-rsid="462dde81"/>
    </style:style>
    <style:style style:name="P120" style:family="paragraph" style:parent-style-name="Text_20_body">
      <style:text-properties officeooo:paragraph-rsid="462775ff"/>
    </style:style>
    <style:style style:name="P121" style:family="paragraph" style:parent-style-name="Text_20_body">
      <style:text-properties officeooo:rsid="45e5e72a" officeooo:paragraph-rsid="465ba85f"/>
    </style:style>
    <style:style style:name="P122" style:family="paragraph" style:parent-style-name="Text_20_body">
      <style:text-properties officeooo:rsid="46395c2a" officeooo:paragraph-rsid="46395c2a"/>
    </style:style>
    <style:style style:name="P123" style:family="paragraph" style:parent-style-name="Text_20_body">
      <style:text-properties officeooo:rsid="463ab815" officeooo:paragraph-rsid="463ab815"/>
    </style:style>
    <style:style style:name="P124" style:family="paragraph" style:parent-style-name="Text_20_body">
      <style:text-properties officeooo:rsid="463c8793" officeooo:paragraph-rsid="463c8793"/>
    </style:style>
    <style:style style:name="P125" style:family="paragraph" style:parent-style-name="Text_20_body">
      <style:text-properties officeooo:rsid="463edb87" officeooo:paragraph-rsid="463edb87"/>
    </style:style>
    <style:style style:name="P126" style:family="paragraph" style:parent-style-name="Text_20_body">
      <style:text-properties officeooo:paragraph-rsid="4641a33e"/>
    </style:style>
    <style:style style:name="P127" style:family="paragraph" style:parent-style-name="Text_20_body">
      <style:text-properties officeooo:rsid="44964a67" officeooo:paragraph-rsid="4641a33e"/>
    </style:style>
    <style:style style:name="P128" style:family="paragraph" style:parent-style-name="Text_20_body">
      <style:text-properties officeooo:rsid="4486a873" officeooo:paragraph-rsid="4641a33e"/>
    </style:style>
    <style:style style:name="P129" style:family="paragraph" style:parent-style-name="Text_20_body">
      <style:text-properties officeooo:rsid="44927482" officeooo:paragraph-rsid="4641a33e"/>
    </style:style>
    <style:style style:name="P130" style:family="paragraph" style:parent-style-name="Text_20_body">
      <style:text-properties officeooo:rsid="448c3ab1" officeooo:paragraph-rsid="4641a33e"/>
    </style:style>
    <style:style style:name="P131" style:family="paragraph" style:parent-style-name="Text_20_body">
      <style:text-properties officeooo:rsid="448dc026" officeooo:paragraph-rsid="4641a33e"/>
    </style:style>
    <style:style style:name="P132" style:family="paragraph" style:parent-style-name="Text_20_body">
      <style:text-properties officeooo:rsid="448f0410" officeooo:paragraph-rsid="4641a33e"/>
    </style:style>
    <style:style style:name="P133" style:family="paragraph" style:parent-style-name="Text_20_body">
      <style:text-properties officeooo:rsid="4496242a" officeooo:paragraph-rsid="4641a33e"/>
    </style:style>
    <style:style style:name="P134" style:family="paragraph" style:parent-style-name="Text_20_body">
      <style:text-properties officeooo:paragraph-rsid="4511db86"/>
    </style:style>
    <style:style style:name="P135" style:family="paragraph" style:parent-style-name="Text_20_body">
      <style:text-properties officeooo:rsid="464be219" officeooo:paragraph-rsid="464be219"/>
    </style:style>
    <style:style style:name="P136" style:family="paragraph" style:parent-style-name="Text_20_body">
      <style:text-properties officeooo:rsid="464c80c6" officeooo:paragraph-rsid="464c80c6"/>
    </style:style>
    <style:style style:name="P137" style:family="paragraph" style:parent-style-name="Text_20_body">
      <style:text-properties officeooo:rsid="4650889c" officeooo:paragraph-rsid="4650889c"/>
    </style:style>
    <style:style style:name="P138" style:family="paragraph" style:parent-style-name="Text_20_body">
      <style:text-properties officeooo:rsid="4659d2a0" officeooo:paragraph-rsid="4659d2a0"/>
    </style:style>
    <style:style style:name="P139" style:family="paragraph" style:parent-style-name="Text_20_body">
      <style:text-properties officeooo:rsid="465ce583" officeooo:paragraph-rsid="465ce583"/>
    </style:style>
    <style:style style:name="P140" style:family="paragraph" style:parent-style-name="Text_20_body">
      <style:text-properties officeooo:rsid="44ed83b1" officeooo:paragraph-rsid="44ed83b1"/>
    </style:style>
    <style:style style:name="P141" style:family="paragraph" style:parent-style-name="Text_20_body">
      <style:text-properties officeooo:paragraph-rsid="454436d0"/>
    </style:style>
    <style:style style:name="P142" style:family="paragraph" style:parent-style-name="Text_20_body">
      <style:text-properties officeooo:paragraph-rsid="457899f4"/>
    </style:style>
    <style:style style:name="P143" style:family="paragraph" style:parent-style-name="Text_20_body">
      <style:text-properties officeooo:paragraph-rsid="466bdf19"/>
    </style:style>
    <style:style style:name="P144" style:family="paragraph" style:parent-style-name="Text_20_body">
      <style:text-properties officeooo:paragraph-rsid="466fdaf5"/>
    </style:style>
    <style:style style:name="P145" style:family="paragraph" style:parent-style-name="Text_20_body">
      <style:text-properties officeooo:paragraph-rsid="467350f6"/>
    </style:style>
    <style:style style:name="P146" style:family="paragraph" style:parent-style-name="Text_20_body">
      <style:text-properties officeooo:rsid="465ee6ee" officeooo:paragraph-rsid="465ee6ee"/>
    </style:style>
    <style:style style:name="P147" style:family="paragraph" style:parent-style-name="Standard">
      <style:paragraph-properties fo:text-align="center" style:justify-single-word="false"/>
      <style:text-properties officeooo:rsid="057aae1d" officeooo:paragraph-rsid="410d52db"/>
    </style:style>
    <style:style style:name="P14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4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53"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54" style:family="paragraph" style:parent-style-name="Standard">
      <style:text-properties officeooo:paragraph-rsid="44ac0ae1"/>
    </style:style>
    <style:style style:name="P155" style:family="paragraph" style:parent-style-name="Standard">
      <style:text-properties fo:language="cs" fo:country="CZ" officeooo:rsid="44aacf9e" officeooo:paragraph-rsid="44ac0ae1" style:language-asian="zxx" style:country-asian="none" style:language-complex="zxx" style:country-complex="none"/>
    </style:style>
    <style:style style:name="P156" style:family="paragraph" style:parent-style-name="Standard">
      <style:text-properties fo:language="cs" fo:country="CZ" officeooo:paragraph-rsid="44ac0ae1" style:language-asian="zxx" style:country-asian="none" style:language-complex="zxx" style:country-complex="none"/>
    </style:style>
    <style:style style:name="P157" style:family="paragraph" style:parent-style-name="Example_20_Header">
      <style:text-properties officeooo:paragraph-rsid="0ce95318"/>
    </style:style>
    <style:style style:name="P158" style:family="paragraph" style:parent-style-name="Example_20_Header">
      <style:text-properties officeooo:rsid="44bc59e0" officeooo:paragraph-rsid="45b90f68"/>
    </style:style>
    <style:style style:name="P159" style:family="paragraph" style:parent-style-name="Example_20_Header">
      <style:text-properties officeooo:paragraph-rsid="4641a33e"/>
    </style:style>
    <style:style style:name="P160" style:family="paragraph" style:parent-style-name="Contents_20_2">
      <style:paragraph-properties>
        <style:tab-stops>
          <style:tab-stop style:position="14.801cm" style:type="right" style:leader-style="dotted" style:leader-text="."/>
        </style:tab-stops>
      </style:paragraph-properties>
    </style:style>
    <style:style style:name="P161" style:family="paragraph" style:parent-style-name="Contents_20_1">
      <style:paragraph-properties>
        <style:tab-stops>
          <style:tab-stop style:position="14.801cm" style:type="right" style:leader-style="dotted" style:leader-text="."/>
        </style:tab-stops>
      </style:paragraph-properties>
    </style:style>
    <style:style style:name="P162" style:family="paragraph" style:parent-style-name="Standard">
      <style:paragraph-properties fo:margin-top="0.199cm" fo:margin-bottom="0.101cm" loext:contextual-spacing="false"/>
      <style:text-properties officeooo:paragraph-rsid="44beef42"/>
    </style:style>
    <style:style style:name="P163" style:family="paragraph" style:parent-style-name="Standard">
      <style:paragraph-properties fo:margin-top="0.199cm" fo:margin-bottom="0.101cm" loext:contextual-spacing="false"/>
      <style:text-properties officeooo:paragraph-rsid="44cb2bf6"/>
    </style:style>
    <style:style style:name="P164" style:family="paragraph" style:parent-style-name="Standard">
      <style:paragraph-properties fo:margin-top="0.199cm" fo:margin-bottom="0.101cm" loext:contextual-spacing="false"/>
      <style:text-properties officeooo:rsid="44d8c297" officeooo:paragraph-rsid="44ea2d83"/>
    </style:style>
    <style:style style:name="P165"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66" style:family="paragraph" style:parent-style-name="Standard">
      <style:paragraph-properties fo:margin-top="0.199cm" fo:margin-bottom="0.101cm" loext:contextual-spacing="false"/>
      <style:text-properties officeooo:rsid="45fc77d7" officeooo:paragraph-rsid="45fc77d7"/>
    </style:style>
    <style:style style:name="P167" style:family="paragraph" style:parent-style-name="Standard">
      <style:paragraph-properties fo:margin-top="0.199cm" fo:margin-bottom="0.101cm" loext:contextual-spacing="false"/>
      <style:text-properties officeooo:rsid="45fe4bd5" officeooo:paragraph-rsid="45fe4bd5"/>
    </style:style>
    <style:style style:name="P168" style:family="paragraph" style:parent-style-name="Text_20_body">
      <style:paragraph-properties fo:margin-top="0.199cm" fo:margin-bottom="0.101cm" loext:contextual-spacing="false"/>
      <style:text-properties officeooo:rsid="44aacf9e" officeooo:paragraph-rsid="44beef42"/>
    </style:style>
    <style:style style:name="P169"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0"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171" style:family="paragraph" style:parent-style-name="Text_20_body">
      <style:paragraph-properties fo:margin-top="0.199cm" fo:margin-bottom="0.101cm" loext:contextual-spacing="false"/>
      <style:text-properties fo:language="cs" fo:country="CZ" officeooo:rsid="45fc091a" officeooo:paragraph-rsid="45fc091a" style:language-asian="cs" style:country-asian="CZ"/>
    </style:style>
    <style:style style:name="P172"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73"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74" style:family="paragraph" style:parent-style-name="Example">
      <style:text-properties officeooo:paragraph-rsid="4641a33e"/>
    </style:style>
    <style:style style:name="P175" style:family="paragraph" style:parent-style-name="Heading_20_1">
      <style:text-properties officeooo:rsid="4641a33e" officeooo:paragraph-rsid="4641a33e"/>
    </style:style>
    <style:style style:name="P176" style:family="paragraph" style:parent-style-name="Heading_20_2">
      <style:text-properties officeooo:rsid="44ed83b1" officeooo:paragraph-rsid="44ed83b1"/>
    </style:style>
    <style:style style:name="P177" style:family="paragraph" style:parent-style-name="Heading_20_2">
      <style:text-properties officeooo:rsid="464d94ad" officeooo:paragraph-rsid="462775ff"/>
    </style:style>
    <style:style style:name="P178" style:family="paragraph" style:parent-style-name="Heading_20_2">
      <style:text-properties officeooo:rsid="462775ff" officeooo:paragraph-rsid="462775ff"/>
    </style:style>
    <style:style style:name="P179" style:family="paragraph" style:parent-style-name="Heading_20_2">
      <style:text-properties officeooo:rsid="457899f4" officeooo:paragraph-rsid="457899f4"/>
    </style:style>
    <style:style style:name="P180" style:family="paragraph" style:parent-style-name="Heading_20_2">
      <style:text-properties officeooo:paragraph-rsid="4641a33e"/>
    </style:style>
    <style:style style:name="P181" style:family="paragraph" style:parent-style-name="Heading_20_3">
      <style:text-properties officeooo:rsid="457899f4" officeooo:paragraph-rsid="457899f4"/>
    </style:style>
    <style:style style:name="P182" style:family="paragraph" style:parent-style-name="Heading_20_3">
      <style:text-properties officeooo:rsid="452a49fb" officeooo:paragraph-rsid="46203d86"/>
    </style:style>
    <style:style style:name="P183" style:family="paragraph" style:parent-style-name="Heading_20_3">
      <style:text-properties officeooo:paragraph-rsid="44cc7957"/>
    </style:style>
    <style:style style:name="P184" style:family="paragraph" style:parent-style-name="Heading_20_3">
      <style:text-properties officeooo:rsid="4533c074" officeooo:paragraph-rsid="4533c074"/>
    </style:style>
    <style:style style:name="P185" style:family="paragraph" style:parent-style-name="Heading_20_3">
      <style:text-properties officeooo:rsid="4542a9c1" officeooo:paragraph-rsid="4542a9c1"/>
    </style:style>
    <style:style style:name="P186" style:family="paragraph" style:parent-style-name="Heading_20_3">
      <style:text-properties officeooo:paragraph-rsid="44beef42"/>
    </style:style>
    <style:style style:name="P187" style:family="paragraph" style:parent-style-name="Heading_20_3">
      <style:text-properties officeooo:paragraph-rsid="44d3f331"/>
    </style:style>
    <style:style style:name="P188" style:family="paragraph" style:parent-style-name="Heading_20_4">
      <style:text-properties officeooo:paragraph-rsid="4641a33e"/>
    </style:style>
    <style:style style:name="P189" style:family="paragraph" style:parent-style-name="Heading_20_4">
      <style:text-properties officeooo:rsid="449a4333" officeooo:paragraph-rsid="4641a33e"/>
    </style:style>
    <style:style style:name="P190" style:family="paragraph" style:parent-style-name="Heading_20_4">
      <style:text-properties officeooo:rsid="4633e706" officeooo:paragraph-rsid="4641a33e"/>
    </style:style>
    <style:style style:name="P191" style:family="paragraph" style:parent-style-name="Heading_20_4">
      <style:text-properties officeooo:rsid="4643c482" officeooo:paragraph-rsid="4643c482"/>
    </style:style>
    <style:style style:name="P192" style:family="paragraph" style:parent-style-name="Heading_20_4">
      <style:text-properties officeooo:paragraph-rsid="462dde81"/>
    </style:style>
    <style:style style:name="P193" style:family="paragraph" style:parent-style-name="Heading_20_4">
      <style:text-properties officeooo:paragraph-rsid="46218b09"/>
    </style:style>
    <style:style style:name="P194" style:family="paragraph" style:parent-style-name="Heading_20_4">
      <style:text-properties officeooo:paragraph-rsid="46274aa5"/>
    </style:style>
    <style:style style:name="P195" style:family="paragraph" style:parent-style-name="Heading_20_4">
      <style:text-properties officeooo:rsid="459258b1"/>
    </style:style>
    <style:style style:name="P196" style:family="paragraph" style:parent-style-name="Heading_20_4">
      <style:text-properties officeooo:paragraph-rsid="44ef99a5"/>
    </style:style>
    <style:style style:name="P197" style:family="paragraph" style:parent-style-name="Heading_20_4">
      <style:text-properties officeooo:paragraph-rsid="44ef37b4"/>
    </style:style>
    <style:style style:name="P198" style:family="paragraph" style:parent-style-name="Heading_20_4">
      <style:text-properties officeooo:rsid="1492e411" officeooo:paragraph-rsid="44f2d70b"/>
    </style:style>
    <style:style style:name="P199" style:family="paragraph" style:parent-style-name="Heading_20_4">
      <style:text-properties officeooo:rsid="44ce6fd4" officeooo:paragraph-rsid="44ce6fd4"/>
    </style:style>
    <style:style style:name="P200" style:family="paragraph" style:parent-style-name="Heading_20_4">
      <style:text-properties officeooo:rsid="155ad101" officeooo:paragraph-rsid="44830bdf"/>
    </style:style>
    <style:style style:name="P201" style:family="paragraph" style:parent-style-name="Heading_20_4">
      <style:text-properties officeooo:paragraph-rsid="44830bdf"/>
    </style:style>
    <style:style style:name="P202" style:family="paragraph" style:parent-style-name="Heading_20_4">
      <style:text-properties officeooo:rsid="13bcde23" officeooo:paragraph-rsid="44835033"/>
    </style:style>
    <style:style style:name="P203"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04" style:family="paragraph" style:parent-style-name="Text_20_body" style:master-page-name="Standard">
      <style:paragraph-properties fo:text-align="end" style:justify-single-word="false" style:page-number="auto"/>
      <style:text-properties officeooo:paragraph-rsid="2590605e"/>
    </style:style>
    <style:style style:name="P205" style:family="paragraph" style:parent-style-name="Text_20_body" style:list-style-name="L1">
      <style:text-properties officeooo:rsid="467350f6" officeooo:paragraph-rsid="46890afb"/>
    </style:style>
    <style:style style:name="P206" style:family="paragraph" style:parent-style-name="Text_20_body" style:list-style-name="L2">
      <style:text-properties officeooo:paragraph-rsid="45738772"/>
    </style:style>
    <style:style style:name="P207" style:family="paragraph" style:parent-style-name="Text_20_body">
      <style:text-properties officeooo:rsid="467dab45" officeooo:paragraph-rsid="467dab45"/>
    </style:style>
    <style:style style:name="P208" style:family="paragraph" style:parent-style-name="Text_20_body" style:list-style-name="L3">
      <style:text-properties officeooo:rsid="44b458af" officeooo:paragraph-rsid="44b458af"/>
    </style:style>
    <style:style style:name="P209" style:family="paragraph" style:parent-style-name="Text_20_body" style:list-style-name="L3">
      <style:text-properties officeooo:rsid="44b59f41" officeooo:paragraph-rsid="44b59f41"/>
    </style:style>
    <style:style style:name="P210" style:family="paragraph" style:parent-style-name="Text_20_body">
      <style:text-properties officeooo:paragraph-rsid="468bd24f"/>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fo:font-weight="normal" officeooo:rsid="453557e3" style:font-style-asian="normal" style:font-weight-asian="normal" style:font-style-complex="normal" style:font-weight-complex="normal"/>
    </style:style>
    <style:style style:name="T23" style:family="text">
      <style:text-properties fo:font-style="normal" fo:font-weight="normal" officeooo:rsid="45d439f1" style:font-style-asian="normal" style:font-weight-asian="normal" style:font-style-complex="normal" style:font-weight-complex="normal"/>
    </style:style>
    <style:style style:name="T24" style:family="text">
      <style:text-properties fo:font-style="normal" fo:font-weight="normal" officeooo:rsid="45062eec" style:font-style-asian="normal" style:font-weight-asian="normal" style:font-style-complex="normal" style:font-weight-complex="normal"/>
    </style:style>
    <style:style style:name="T25" style:family="text">
      <style:text-properties fo:font-style="normal" fo:font-weight="normal" officeooo:rsid="45d80dc1" style:font-style-asian="normal" style:font-weight-asian="normal" style:font-style-complex="normal" style:font-weight-complex="normal"/>
    </style:style>
    <style:style style:name="T26" style:family="text">
      <style:text-properties officeooo:rsid="447d1e3f"/>
    </style:style>
    <style:style style:name="T27" style:family="text">
      <style:text-properties officeooo:rsid="44830bdf"/>
    </style:style>
    <style:style style:name="T28" style:family="text">
      <style:text-properties officeooo:rsid="4a185db2"/>
    </style:style>
    <style:style style:name="T29" style:family="text">
      <style:text-properties officeooo:rsid="15b70e3d"/>
    </style:style>
    <style:style style:name="T30" style:family="text">
      <style:text-properties officeooo:rsid="14debc6e"/>
    </style:style>
    <style:style style:name="T31" style:family="text">
      <style:text-properties officeooo:rsid="14052f0b"/>
    </style:style>
    <style:style style:name="T32" style:family="text">
      <style:text-properties fo:font-style="italic" style:font-style-asian="italic" style:font-style-complex="italic"/>
    </style:style>
    <style:style style:name="T33" style:family="text">
      <style:text-properties fo:font-style="italic" officeooo:rsid="13b3d86b" style:font-style-asian="italic" style:font-style-complex="italic"/>
    </style:style>
    <style:style style:name="T34" style:family="text">
      <style:text-properties fo:font-style="italic" officeooo:rsid="14ef52e4" style:font-style-asian="italic" style:font-style-complex="italic"/>
    </style:style>
    <style:style style:name="T35" style:family="text">
      <style:text-properties fo:font-style="italic" officeooo:rsid="44830bdf" style:font-style-asian="italic" style:font-style-complex="italic"/>
    </style:style>
    <style:style style:name="T36" style:family="text">
      <style:text-properties fo:font-style="italic" officeooo:rsid="13af2e8e" style:font-style-asian="italic" style:font-style-complex="italic"/>
    </style:style>
    <style:style style:name="T37" style:family="text">
      <style:text-properties fo:font-style="italic" officeooo:rsid="449a4333" style:font-style-asian="italic" style:font-style-complex="italic"/>
    </style:style>
    <style:style style:name="T38" style:family="text">
      <style:text-properties fo:font-style="italic" officeooo:rsid="44927482" style:font-style-asian="italic" style:font-style-complex="italic"/>
    </style:style>
    <style:style style:name="T39" style:family="text">
      <style:text-properties fo:font-style="italic" officeooo:rsid="449ba344" style:font-style-asian="italic" style:font-style-complex="italic"/>
    </style:style>
    <style:style style:name="T40" style:family="text">
      <style:text-properties fo:font-style="italic" officeooo:rsid="44964a67" style:font-style-asian="italic" style:font-style-complex="italic"/>
    </style:style>
    <style:style style:name="T41" style:family="text">
      <style:text-properties fo:font-style="italic" officeooo:rsid="449d8449" style:font-style-asian="italic" style:font-style-complex="italic"/>
    </style:style>
    <style:style style:name="T42" style:family="text">
      <style:text-properties fo:font-style="italic" officeooo:rsid="449dfd20" style:font-style-asian="italic" style:font-style-complex="italic"/>
    </style:style>
    <style:style style:name="T43" style:family="text">
      <style:text-properties fo:font-style="italic" officeooo:rsid="449c7025" style:font-style-asian="italic" style:font-style-complex="italic"/>
    </style:style>
    <style:style style:name="T44" style:family="text">
      <style:text-properties fo:font-style="italic" officeooo:rsid="44a0570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45062eec" style:font-style-asian="italic" style:font-weight-asian="bold" style:font-style-complex="italic" style:font-weight-complex="bold"/>
    </style:style>
    <style:style style:name="T56" style:family="text">
      <style:text-properties fo:font-style="italic" fo:font-weight="bold" officeooo:rsid="451f63da" style:font-style-asian="italic" style:font-weight-asian="bold" style:font-style-complex="italic" style:font-weight-complex="bold"/>
    </style:style>
    <style:style style:name="T57" style:family="text">
      <style:text-properties fo:font-style="italic" fo:font-weight="bold" officeooo:rsid="453557e3" style:font-style-asian="italic" style:font-weight-asian="bold" style:font-style-complex="italic" style:font-weight-complex="bold"/>
    </style:style>
    <style:style style:name="T58" style:family="text">
      <style:text-properties fo:font-style="italic" fo:font-weight="bold" officeooo:rsid="45a71977" style:font-style-asian="italic" style:font-weight-asian="bold" style:font-style-complex="italic" style:font-weight-complex="bold"/>
    </style:style>
    <style:style style:name="T59" style:family="text">
      <style:text-properties fo:font-style="italic" fo:font-weight="bold" officeooo:rsid="45a877be" style:font-style-asian="italic" style:font-weight-asian="bold" style:font-style-complex="italic" style:font-weight-complex="bold"/>
    </style:style>
    <style:style style:name="T60" style:family="text">
      <style:text-properties fo:font-style="italic" fo:font-weight="bold" officeooo:rsid="1747a442" style:font-style-asian="italic" style:font-weight-asian="bold" style:font-style-complex="italic" style:font-weight-complex="bold"/>
    </style:style>
    <style:style style:name="T61" style:family="text">
      <style:text-properties officeooo:rsid="155cc408"/>
    </style:style>
    <style:style style:name="T62" style:family="text">
      <style:text-properties officeooo:rsid="13b3d86b"/>
    </style:style>
    <style:style style:name="T63" style:family="text">
      <style:text-properties officeooo:rsid="14f507b1"/>
    </style:style>
    <style:style style:name="T64" style:family="text">
      <style:text-properties officeooo:rsid="14f54ff5"/>
    </style:style>
    <style:style style:name="T65" style:family="text">
      <style:text-properties officeooo:rsid="14ef52e4"/>
    </style:style>
    <style:style style:name="T66" style:family="text">
      <style:text-properties officeooo:rsid="14e10e7b"/>
    </style:style>
    <style:style style:name="T67" style:family="text">
      <style:text-properties officeooo:rsid="14a5d507"/>
    </style:style>
    <style:style style:name="T68" style:family="text">
      <style:text-properties officeooo:rsid="13af2e8e"/>
    </style:style>
    <style:style style:name="T69" style:family="text">
      <style:text-properties officeooo:rsid="13c7b16f"/>
    </style:style>
    <style:style style:name="T70" style:family="text">
      <style:text-properties officeooo:rsid="14e5ca45"/>
    </style:style>
    <style:style style:name="T71" style:family="text">
      <style:text-properties officeooo:rsid="14e779ca"/>
    </style:style>
    <style:style style:name="T72" style:family="text">
      <style:text-properties officeooo:rsid="44835033"/>
    </style:style>
    <style:style style:name="T73" style:family="text">
      <style:text-properties style:use-window-font-color="true"/>
    </style:style>
    <style:style style:name="T74"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text-line-through-style="none" style:text-line-through-type="none" style:font-name="Georgia2"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76"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66d5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fo:color="#966400"/>
    </style:style>
    <style:style style:name="T99" style:family="text">
      <style:text-properties officeooo:rsid="44895f4c"/>
    </style:style>
    <style:style style:name="T100" style:family="text">
      <style:text-properties officeooo:rsid="448b0363"/>
    </style:style>
    <style:style style:name="T101" style:family="text">
      <style:text-properties officeooo:rsid="448bad02"/>
    </style:style>
    <style:style style:name="T102" style:family="text">
      <style:text-properties fo:color="#ff6400"/>
    </style:style>
    <style:style style:name="T103" style:family="text">
      <style:text-properties fo:color="#ff6400" officeooo:rsid="4324fee1"/>
    </style:style>
    <style:style style:name="T104" style:family="text">
      <style:text-properties fo:color="#ff6400" fo:language="cs" fo:country="CZ" officeooo:rsid="45062eec" style:language-asian="cs" style:country-asian="CZ"/>
    </style:style>
    <style:style style:name="T105" style:family="text">
      <style:text-properties fo:color="#00c8ff"/>
    </style:style>
    <style:style style:name="T106" style:family="text">
      <style:text-properties fo:color="#8ba60e" officeooo:rsid="448c3ab1"/>
    </style:style>
    <style:style style:name="T107" style:family="text">
      <style:text-properties officeooo:rsid="448dc026"/>
    </style:style>
    <style:style style:name="T108" style:family="text">
      <style:text-properties officeooo:rsid="4324fee1"/>
    </style:style>
    <style:style style:name="T109" style:family="text">
      <style:text-properties fo:color="#14beaa" officeooo:rsid="4324fee1"/>
    </style:style>
    <style:style style:name="T110" style:family="text">
      <style:text-properties officeooo:rsid="448fd033"/>
    </style:style>
    <style:style style:name="T111" style:family="text">
      <style:text-properties officeooo:rsid="4491300c"/>
    </style:style>
    <style:style style:name="T112" style:family="text">
      <style:text-properties officeooo:rsid="44946be3"/>
    </style:style>
    <style:style style:name="T113" style:family="text">
      <style:text-properties officeooo:rsid="44964a67"/>
    </style:style>
    <style:style style:name="T114" style:family="text">
      <style:text-properties fo:color="#c3b346" officeooo:rsid="4324fee1"/>
    </style:style>
    <style:style style:name="T115" style:family="text">
      <style:text-properties fo:color="#6482ff" officeooo:rsid="4324fee1"/>
    </style:style>
    <style:style style:name="T116" style:family="text">
      <style:text-properties officeooo:rsid="4497ecd3"/>
    </style:style>
    <style:style style:name="T117" style:family="text">
      <style:text-properties officeooo:rsid="4499600c"/>
    </style:style>
    <style:style style:name="T118" style:family="text">
      <style:text-properties officeooo:rsid="449a4333"/>
    </style:style>
    <style:style style:name="T119" style:family="text">
      <style:text-properties officeooo:rsid="449ba344"/>
    </style:style>
    <style:style style:name="T120" style:family="text">
      <style:text-properties officeooo:rsid="449c7025"/>
    </style:style>
    <style:style style:name="T121" style:family="text">
      <style:text-properties officeooo:rsid="449d24f4"/>
    </style:style>
    <style:style style:name="T122" style:family="text">
      <style:text-properties officeooo:rsid="449d8449"/>
    </style:style>
    <style:style style:name="T123" style:family="text">
      <style:text-properties officeooo:rsid="449dfd20"/>
    </style:style>
    <style:style style:name="T124" style:family="text">
      <style:text-properties officeooo:rsid="44a05705"/>
    </style:style>
    <style:style style:name="T125" style:family="text">
      <style:text-properties officeooo:rsid="44a913d8"/>
    </style:style>
    <style:style style:name="T126" style:family="text">
      <style:text-properties officeooo:rsid="44abd05e"/>
    </style:style>
    <style:style style:name="T127" style:family="text">
      <style:text-properties officeooo:rsid="44ae60a9"/>
    </style:style>
    <style:style style:name="T128" style:family="text">
      <style:text-properties officeooo:rsid="44b25d8a"/>
    </style:style>
    <style:style style:name="T129" style:family="text">
      <style:text-properties fo:language="cs" fo:country="CZ" style:language-asian="cs" style:country-asian="CZ"/>
    </style:style>
    <style:style style:name="T130" style:family="text">
      <style:text-properties fo:language="cs" fo:country="CZ" officeooo:rsid="45062eec" style:language-asian="cs" style:country-asian="CZ"/>
    </style:style>
    <style:style style:name="T131" style:family="text">
      <style:text-properties fo:language="cs" fo:country="CZ" officeooo:rsid="450c2fea" style:language-asian="cs" style:country-asian="CZ"/>
    </style:style>
    <style:style style:name="T132" style:family="text">
      <style:text-properties fo:language="cs" fo:country="CZ" officeooo:rsid="44b458af" style:language-asian="cs" style:country-asian="CZ"/>
    </style:style>
    <style:style style:name="T133" style:family="text">
      <style:text-properties fo:language="cs" fo:country="CZ" officeooo:rsid="450e3082" style:language-asian="cs" style:country-asian="CZ"/>
    </style:style>
    <style:style style:name="T134" style:family="text">
      <style:text-properties fo:language="cs" fo:country="CZ" officeooo:rsid="449a4333" style:language-asian="cs" style:country-asian="CZ"/>
    </style:style>
    <style:style style:name="T135" style:family="text">
      <style:text-properties fo:language="cs" fo:country="CZ" officeooo:rsid="44927482" style:language-asian="cs" style:country-asian="CZ"/>
    </style:style>
    <style:style style:name="T136" style:family="text">
      <style:text-properties fo:language="cs" fo:country="CZ" officeooo:rsid="45f95048" style:language-asian="cs" style:country-asian="CZ"/>
    </style:style>
    <style:style style:name="T137" style:family="text">
      <style:text-properties fo:language="cs" fo:country="CZ" fo:font-style="italic" style:language-asian="cs" style:country-asian="CZ" style:font-style-asian="italic" style:font-style-complex="italic"/>
    </style:style>
    <style:style style:name="T138" style:family="text">
      <style:text-properties fo:language="cs" fo:country="CZ" fo:font-style="italic" officeooo:rsid="449a4333" style:language-asian="cs" style:country-asian="CZ" style:font-style-asian="italic" style:font-style-complex="italic"/>
    </style:style>
    <style:style style:name="T139" style:family="text">
      <style:text-properties fo:language="cs" fo:country="CZ" fo:font-style="italic" officeooo:rsid="44927482" style:language-asian="cs" style:country-asian="CZ" style:font-style-asian="italic" style:font-style-complex="italic"/>
    </style:style>
    <style:style style:name="T140" style:family="text">
      <style:text-properties fo:language="cs" fo:country="CZ" fo:font-style="italic" officeooo:rsid="45062eec" style:language-asian="cs" style:country-asian="CZ" style:font-style-asian="italic" style:font-style-complex="italic"/>
    </style:style>
    <style:style style:name="T141" style:family="text">
      <style:text-properties fo:language="cs" fo:country="CZ" fo:font-style="italic" officeooo:rsid="44b458af" style:language-asian="cs" style:country-asian="CZ" style:font-style-asian="italic" style:font-style-complex="italic"/>
    </style:style>
    <style:style style:name="T142" style:family="text">
      <style:text-properties fo:language="cs" fo:country="CZ" fo:font-style="italic" officeooo:rsid="45cc2399" style:language-asian="cs" style:country-asian="CZ" style:font-style-asian="italic" style:font-style-complex="italic"/>
    </style:style>
    <style:style style:name="T143" style:family="text">
      <style:text-properties fo:language="cs" fo:country="CZ" fo:font-style="italic" officeooo:rsid="45cdfbd6" style:language-asian="cs" style:country-asian="CZ" style:font-style-asian="italic" style:font-style-complex="italic"/>
    </style:style>
    <style:style style:name="T144" style:family="text">
      <style:text-properties fo:language="cs" fo:country="CZ" fo:font-style="italic" officeooo:rsid="46238a5f" style:language-asian="cs" style:country-asian="CZ" style:font-style-asian="italic" style:font-style-complex="italic"/>
    </style:style>
    <style:style style:name="T145" style:family="text">
      <style:text-properties fo:language="cs" fo:country="CZ" fo:font-style="normal" style:language-asian="cs" style:country-asian="CZ" style:font-style-asian="normal" style:font-style-complex="normal"/>
    </style:style>
    <style:style style:name="T146" style:family="text">
      <style:text-properties fo:language="cs" fo:country="CZ" fo:font-style="normal" officeooo:rsid="44927482" style:language-asian="cs" style:country-asian="CZ" style:font-style-asian="normal" style:font-style-complex="normal"/>
    </style:style>
    <style:style style:name="T147" style:family="text">
      <style:text-properties fo:language="cs" fo:country="CZ" fo:font-style="normal" officeooo:rsid="44b62ce5" style:language-asian="cs" style:country-asian="CZ" style:font-style-asian="normal" style:font-style-complex="normal"/>
    </style:style>
    <style:style style:name="T148" style:family="text">
      <style:text-properties fo:language="cs" fo:country="CZ" fo:font-style="normal" officeooo:rsid="4501b757" style:language-asian="cs" style:country-asian="CZ" style:font-style-asian="normal" style:font-style-complex="normal"/>
    </style:style>
    <style:style style:name="T149" style:family="text">
      <style:text-properties fo:language="cs" fo:country="CZ" fo:font-style="normal" officeooo:rsid="45023ddd" style:language-asian="cs" style:country-asian="CZ" style:font-style-asian="normal" style:font-style-complex="normal"/>
    </style:style>
    <style:style style:name="T150" style:family="text">
      <style:text-properties fo:language="cs" fo:country="CZ" fo:font-style="normal" officeooo:rsid="450b0bc8" style:language-asian="cs" style:country-asian="CZ" style:font-style-asian="normal" style:font-style-complex="normal"/>
    </style:style>
    <style:style style:name="T151" style:family="text">
      <style:text-properties fo:language="cs" fo:country="CZ" fo:font-style="normal" officeooo:rsid="45da3ab8" style:language-asian="cs" style:country-asian="CZ" style:font-style-asian="normal" style:font-style-complex="normal"/>
    </style:style>
    <style:style style:name="T152" style:family="text">
      <style:text-properties fo:language="cs" fo:country="CZ" fo:font-style="normal" officeooo:rsid="45e835c0" style:language-asian="cs" style:country-asian="CZ" style:font-style-asian="normal" style:font-style-complex="normal"/>
    </style:style>
    <style:style style:name="T153" style:family="text">
      <style:text-properties fo:language="cs" fo:country="CZ" fo:font-style="normal" officeooo:rsid="45e96e65" style:language-asian="cs" style:country-asian="CZ" style:font-style-asian="normal" style:font-style-complex="normal"/>
    </style:style>
    <style:style style:name="T154" style:family="text">
      <style:text-properties fo:language="cs" fo:country="CZ" fo:font-style="normal" officeooo:rsid="45ee9d49" style:language-asian="cs" style:country-asian="CZ" style:font-style-asian="normal" style:font-style-complex="normal"/>
    </style:style>
    <style:style style:name="T155" style:family="text">
      <style:text-properties fo:language="cs" fo:country="CZ" fo:font-style="normal" officeooo:rsid="45f208d5" style:language-asian="cs" style:country-asian="CZ" style:font-style-asian="normal" style:font-style-complex="normal"/>
    </style:style>
    <style:style style:name="T156" style:family="text">
      <style:text-properties fo:language="cs" fo:country="CZ" fo:font-style="normal" officeooo:rsid="45f3b2de" style:language-asian="cs" style:country-asian="CZ" style:font-style-asian="normal" style:font-style-complex="normal"/>
    </style:style>
    <style:style style:name="T157" style:family="text">
      <style:text-properties fo:language="cs" fo:country="CZ" fo:font-style="normal" officeooo:rsid="45f50471" style:language-asian="cs" style:country-asian="CZ" style:font-style-asian="normal" style:font-style-complex="normal"/>
    </style:style>
    <style:style style:name="T158" style:family="text">
      <style:text-properties fo:language="cs" fo:country="CZ" fo:font-style="normal" officeooo:rsid="45f6f9ad" style:language-asian="cs" style:country-asian="CZ" style:font-style-asian="normal" style:font-style-complex="normal"/>
    </style:style>
    <style:style style:name="T159" style:family="text">
      <style:text-properties fo:language="cs" fo:country="CZ" fo:font-style="normal" officeooo:rsid="45f79d37" style:language-asian="cs" style:country-asian="CZ" style:font-style-asian="normal" style:font-style-complex="normal"/>
    </style:style>
    <style:style style:name="T160" style:family="text">
      <style:text-properties fo:language="cs" fo:country="CZ" fo:font-style="normal" officeooo:rsid="45f7ed25" style:language-asian="cs" style:country-asian="CZ" style:font-style-asian="normal" style:font-style-complex="normal"/>
    </style:style>
    <style:style style:name="T161" style:family="text">
      <style:text-properties fo:language="cs" fo:country="CZ" fo:font-style="normal" officeooo:rsid="45f95048" style:language-asian="cs" style:country-asian="CZ" style:font-style-asian="normal" style:font-style-complex="normal"/>
    </style:style>
    <style:style style:name="T162" style:family="text">
      <style:text-properties fo:language="cs" fo:country="CZ" fo:font-style="normal" officeooo:rsid="45fa675e" style:language-asian="cs" style:country-asian="CZ" style:font-style-asian="normal" style:font-style-complex="normal"/>
    </style:style>
    <style:style style:name="T163" style:family="text">
      <style:text-properties fo:language="cs" fo:country="CZ" fo:font-style="normal" officeooo:rsid="461faa76" style:language-asian="cs" style:country-asian="CZ" style:font-style-asian="normal" style:font-style-complex="normal"/>
    </style:style>
    <style:style style:name="T164" style:family="text">
      <style:text-properties officeooo:rsid="44be31d6"/>
    </style:style>
    <style:style style:name="T165" style:family="text">
      <style:text-properties officeooo:rsid="44c0b8db"/>
    </style:style>
    <style:style style:name="T166" style:family="text">
      <style:text-properties officeooo:rsid="44c6c0e2"/>
    </style:style>
    <style:style style:name="T167" style:family="text">
      <style:text-properties officeooo:rsid="44cb2bf6"/>
    </style:style>
    <style:style style:name="T168" style:family="text">
      <style:text-properties officeooo:rsid="44cc7957"/>
    </style:style>
    <style:style style:name="T169" style:family="text">
      <style:text-properties officeooo:rsid="44df7052"/>
    </style:style>
    <style:style style:name="T170" style:family="text">
      <style:text-properties officeooo:rsid="44e3cf0d"/>
    </style:style>
    <style:style style:name="T171" style:family="text">
      <style:text-properties officeooo:rsid="44e5ab33"/>
    </style:style>
    <style:style style:name="T172" style:family="text">
      <style:text-properties officeooo:rsid="44ec111c"/>
    </style:style>
    <style:style style:name="T173" style:family="text">
      <style:text-properties officeooo:rsid="44f03263"/>
    </style:style>
    <style:style style:name="T174" style:family="text">
      <style:text-properties officeooo:rsid="44faab83"/>
    </style:style>
    <style:style style:name="T175" style:family="text">
      <style:text-properties officeooo:rsid="44fd78cc"/>
    </style:style>
    <style:style style:name="T176" style:family="text">
      <style:text-properties officeooo:rsid="45008027"/>
    </style:style>
    <style:style style:name="T177" style:family="text">
      <style:text-properties fo:language="en" fo:country="US" officeooo:rsid="45008027"/>
    </style:style>
    <style:style style:name="T178" style:family="text">
      <style:text-properties officeooo:rsid="4501b757"/>
    </style:style>
    <style:style style:name="T179" style:family="text">
      <style:text-properties officeooo:rsid="45023ddd"/>
    </style:style>
    <style:style style:name="T180" style:family="text">
      <style:text-properties officeooo:rsid="45032115"/>
    </style:style>
    <style:style style:name="T181" style:family="text">
      <style:text-properties officeooo:rsid="45040c77"/>
    </style:style>
    <style:style style:name="T182" style:family="text">
      <style:text-properties officeooo:rsid="45062eec"/>
    </style:style>
    <style:style style:name="T183" style:family="text">
      <style:text-properties officeooo:rsid="450c2fea"/>
    </style:style>
    <style:style style:name="T184" style:family="text">
      <style:text-properties officeooo:rsid="450e2f42"/>
    </style:style>
    <style:style style:name="T185" style:family="text">
      <style:text-properties officeooo:rsid="450e3082"/>
    </style:style>
    <style:style style:name="T186" style:family="text">
      <style:text-properties officeooo:rsid="450efd1f"/>
    </style:style>
    <style:style style:name="T187" style:family="text">
      <style:text-properties officeooo:rsid="45114ac1"/>
    </style:style>
    <style:style style:name="T188" style:family="text">
      <style:text-properties officeooo:rsid="4515e327"/>
    </style:style>
    <style:style style:name="T189" style:family="text">
      <style:text-properties officeooo:rsid="4519fb6c"/>
    </style:style>
    <style:style style:name="T190" style:family="text">
      <style:text-properties officeooo:rsid="451e15d2"/>
    </style:style>
    <style:style style:name="T191" style:family="text">
      <style:text-properties officeooo:rsid="451fd865"/>
    </style:style>
    <style:style style:name="T192" style:family="text">
      <style:text-properties officeooo:rsid="4521803d"/>
    </style:style>
    <style:style style:name="T193" style:family="text">
      <style:text-properties officeooo:rsid="452a4f34"/>
    </style:style>
    <style:style style:name="T194" style:family="text">
      <style:text-properties officeooo:rsid="452ab69f"/>
    </style:style>
    <style:style style:name="T195" style:family="text">
      <style:text-properties officeooo:rsid="452e01c1"/>
    </style:style>
    <style:style style:name="T196" style:family="text">
      <style:text-properties officeooo:rsid="452fa953"/>
    </style:style>
    <style:style style:name="T197" style:family="text">
      <style:text-properties officeooo:rsid="45315cbb"/>
    </style:style>
    <style:style style:name="T198" style:family="text">
      <style:text-properties officeooo:rsid="4531f80c"/>
    </style:style>
    <style:style style:name="T199" style:family="text">
      <style:text-properties officeooo:rsid="44a4dd69"/>
    </style:style>
    <style:style style:name="T200" style:family="text">
      <style:text-properties officeooo:rsid="4536b81a"/>
    </style:style>
    <style:style style:name="T201" style:family="text">
      <style:text-properties officeooo:rsid="453af5d6"/>
    </style:style>
    <style:style style:name="T202" style:family="text">
      <style:text-properties officeooo:rsid="453d6e7a"/>
    </style:style>
    <style:style style:name="T203" style:family="text">
      <style:text-properties officeooo:rsid="4544235e"/>
    </style:style>
    <style:style style:name="T204" style:family="text">
      <style:text-properties officeooo:rsid="4545a20c"/>
    </style:style>
    <style:style style:name="T205" style:family="text">
      <style:text-properties officeooo:rsid="45479893"/>
    </style:style>
    <style:style style:name="T206" style:family="text">
      <style:text-properties officeooo:rsid="454edad6"/>
    </style:style>
    <style:style style:name="T207" style:family="text">
      <style:text-properties officeooo:rsid="454f2a61"/>
    </style:style>
    <style:style style:name="T208" style:family="text">
      <style:text-properties officeooo:rsid="45528cdc"/>
    </style:style>
    <style:style style:name="T209" style:family="text">
      <style:text-properties officeooo:rsid="45540a44"/>
    </style:style>
    <style:style style:name="T210" style:family="text">
      <style:text-properties officeooo:rsid="455695c0"/>
    </style:style>
    <style:style style:name="T211" style:family="text">
      <style:text-properties officeooo:rsid="456510b2"/>
    </style:style>
    <style:style style:name="T212" style:family="text">
      <style:text-properties officeooo:rsid="4566f82a"/>
    </style:style>
    <style:style style:name="T213" style:family="text">
      <style:text-properties officeooo:rsid="4567a90a"/>
    </style:style>
    <style:style style:name="T214" style:family="text">
      <style:text-properties officeooo:rsid="4568f7c7"/>
    </style:style>
    <style:style style:name="T215" style:family="text">
      <style:text-properties officeooo:rsid="456915fe"/>
    </style:style>
    <style:style style:name="T216" style:family="text">
      <style:text-properties officeooo:rsid="4569f88d"/>
    </style:style>
    <style:style style:name="T217" style:family="text">
      <style:text-properties officeooo:rsid="456d16bd"/>
    </style:style>
    <style:style style:name="T218" style:family="text">
      <style:text-properties officeooo:rsid="456e9aaf"/>
    </style:style>
    <style:style style:name="T219" style:family="text">
      <style:text-properties officeooo:rsid="45704316"/>
    </style:style>
    <style:style style:name="T220" style:family="text">
      <style:text-properties officeooo:rsid="4571c0c2"/>
    </style:style>
    <style:style style:name="T221" style:family="text">
      <style:text-properties officeooo:rsid="45738772"/>
    </style:style>
    <style:style style:name="T222" style:family="text">
      <style:text-properties officeooo:rsid="4576f38b"/>
    </style:style>
    <style:style style:name="T223" style:family="text">
      <style:text-properties officeooo:rsid="457899f4"/>
    </style:style>
    <style:style style:name="T224" style:family="text">
      <style:text-properties officeooo:rsid="458e5cd8"/>
    </style:style>
    <style:style style:name="T225" style:family="text">
      <style:text-properties officeooo:rsid="458fc1e8"/>
    </style:style>
    <style:style style:name="T226" style:family="text">
      <style:text-properties officeooo:rsid="4590d4d1"/>
    </style:style>
    <style:style style:name="T227" style:family="text">
      <style:text-properties officeooo:rsid="45960823"/>
    </style:style>
    <style:style style:name="T228" style:family="text">
      <style:text-properties officeooo:rsid="45966177"/>
    </style:style>
    <style:style style:name="T229" style:family="text">
      <style:text-properties officeooo:rsid="45985981"/>
    </style:style>
    <style:style style:name="T230" style:family="text">
      <style:text-properties officeooo:rsid="459ab4b2"/>
    </style:style>
    <style:style style:name="T231" style:family="text">
      <style:text-properties officeooo:rsid="45a12dd8"/>
    </style:style>
    <style:style style:name="T232" style:family="text">
      <style:text-properties officeooo:rsid="45a1f911"/>
    </style:style>
    <style:style style:name="T233" style:family="text">
      <style:text-properties officeooo:rsid="45a32c86"/>
    </style:style>
    <style:style style:name="T234" style:family="text">
      <style:text-properties officeooo:rsid="45a3c9fb"/>
    </style:style>
    <style:style style:name="T235" style:family="text">
      <style:text-properties officeooo:rsid="45a518b5"/>
    </style:style>
    <style:style style:name="T236" style:family="text">
      <style:text-properties officeooo:rsid="45a71977"/>
    </style:style>
    <style:style style:name="T237" style:family="text">
      <style:text-properties officeooo:rsid="45a9f96e"/>
    </style:style>
    <style:style style:name="T238" style:family="text">
      <style:text-properties officeooo:rsid="45aa1255"/>
    </style:style>
    <style:style style:name="T239" style:family="text">
      <style:text-properties officeooo:rsid="45abb83c"/>
    </style:style>
    <style:style style:name="T240" style:family="text">
      <style:text-properties officeooo:rsid="45abc55a"/>
    </style:style>
    <style:style style:name="T241" style:family="text">
      <style:text-properties officeooo:rsid="45ae95d0"/>
    </style:style>
    <style:style style:name="T242" style:family="text">
      <style:text-properties officeooo:rsid="45b35b25"/>
    </style:style>
    <style:style style:name="T243" style:family="text">
      <style:text-properties officeooo:rsid="45b3807d"/>
    </style:style>
    <style:style style:name="T244" style:family="text">
      <style:text-properties officeooo:rsid="45b3e29d"/>
    </style:style>
    <style:style style:name="T245" style:family="text">
      <style:text-properties officeooo:rsid="45b53b84"/>
    </style:style>
    <style:style style:name="T246" style:family="text">
      <style:text-properties officeooo:rsid="45b5b9d7"/>
    </style:style>
    <style:style style:name="T247" style:family="text">
      <style:text-properties officeooo:rsid="45b6fb15"/>
    </style:style>
    <style:style style:name="T248" style:family="text">
      <style:text-properties officeooo:rsid="45b79ffa"/>
    </style:style>
    <style:style style:name="T249" style:family="text">
      <style:text-properties officeooo:rsid="45b90f68"/>
    </style:style>
    <style:style style:name="T250" style:family="text">
      <style:text-properties officeooo:rsid="45ba3683"/>
    </style:style>
    <style:style style:name="T251" style:family="text">
      <style:text-properties officeooo:rsid="45bbcd1a"/>
    </style:style>
    <style:style style:name="T252" style:family="text">
      <style:text-properties officeooo:rsid="45bbfd25"/>
    </style:style>
    <style:style style:name="T253" style:family="text">
      <style:text-properties officeooo:rsid="45bcc34b"/>
    </style:style>
    <style:style style:name="T254" style:family="text">
      <style:text-properties officeooo:rsid="45bf5b05"/>
    </style:style>
    <style:style style:name="T255" style:family="text">
      <style:text-properties officeooo:rsid="45c52c42"/>
    </style:style>
    <style:style style:name="T256" style:family="text">
      <style:text-properties officeooo:rsid="45c5fdcc"/>
    </style:style>
    <style:style style:name="T257" style:family="text">
      <style:text-properties officeooo:rsid="45c7672a"/>
    </style:style>
    <style:style style:name="T258" style:family="text">
      <style:text-properties officeooo:rsid="45c88421"/>
    </style:style>
    <style:style style:name="T259" style:family="text">
      <style:text-properties officeooo:rsid="45cbf711"/>
    </style:style>
    <style:style style:name="T260" style:family="text">
      <style:text-properties officeooo:rsid="45df5332"/>
    </style:style>
    <style:style style:name="T261" style:family="text">
      <style:text-properties officeooo:rsid="45e5487c"/>
    </style:style>
    <style:style style:name="T262" style:family="text">
      <style:text-properties officeooo:rsid="45eba644"/>
    </style:style>
    <style:style style:name="T263" style:family="text">
      <style:text-properties officeooo:rsid="45ed89e8"/>
    </style:style>
    <style:style style:name="T264" style:family="text">
      <style:text-properties officeooo:rsid="45ee9d49"/>
    </style:style>
    <style:style style:name="T265" style:family="text">
      <style:text-properties officeooo:rsid="45f04f3e"/>
    </style:style>
    <style:style style:name="T266" style:family="text">
      <style:text-properties officeooo:rsid="45f1adec"/>
    </style:style>
    <style:style style:name="T267" style:family="text">
      <style:text-properties officeooo:rsid="45f208d5"/>
    </style:style>
    <style:style style:name="T268" style:family="text">
      <style:text-properties officeooo:rsid="45f2552e"/>
    </style:style>
    <style:style style:name="T269" style:family="text">
      <style:text-properties officeooo:rsid="45f6638d"/>
    </style:style>
    <style:style style:name="T270" style:family="text">
      <style:text-properties officeooo:rsid="45f6f9ad"/>
    </style:style>
    <style:style style:name="T271" style:family="text">
      <style:text-properties officeooo:rsid="45f79d37"/>
    </style:style>
    <style:style style:name="T272" style:family="text">
      <style:text-properties officeooo:rsid="45f7ed25"/>
    </style:style>
    <style:style style:name="T273" style:family="text">
      <style:text-properties officeooo:rsid="45f95048"/>
    </style:style>
    <style:style style:name="T274" style:family="text">
      <style:text-properties officeooo:rsid="45fe4bd5"/>
    </style:style>
    <style:style style:name="T275" style:family="text">
      <style:text-properties officeooo:rsid="460a5ccc"/>
    </style:style>
    <style:style style:name="T276" style:family="text">
      <style:text-properties officeooo:rsid="460c50b9"/>
    </style:style>
    <style:style style:name="T277" style:family="text">
      <style:text-properties officeooo:rsid="4613d983"/>
    </style:style>
    <style:style style:name="T278" style:family="text">
      <style:text-properties officeooo:rsid="4614a708"/>
    </style:style>
    <style:style style:name="T279" style:family="text">
      <style:text-properties officeooo:rsid="461c92ca"/>
    </style:style>
    <style:style style:name="T280" style:family="text">
      <style:text-properties officeooo:rsid="461d8edb"/>
    </style:style>
    <style:style style:name="T281" style:family="text">
      <style:text-properties officeooo:rsid="461f620b"/>
    </style:style>
    <style:style style:name="T282" style:family="text">
      <style:text-properties officeooo:rsid="46203d86"/>
    </style:style>
    <style:style style:name="T283" style:family="text">
      <style:text-properties officeooo:rsid="46218b09"/>
    </style:style>
    <style:style style:name="T284" style:family="text">
      <style:text-properties officeooo:rsid="46287c4a"/>
    </style:style>
    <style:style style:name="T285" style:family="text">
      <style:text-properties officeooo:rsid="4629821f"/>
    </style:style>
    <style:style style:name="T286" style:family="text">
      <style:text-properties officeooo:rsid="462ca6a0"/>
    </style:style>
    <style:style style:name="T287" style:family="text">
      <style:text-properties officeooo:rsid="462e735c"/>
    </style:style>
    <style:style style:name="T288" style:family="text">
      <style:text-properties officeooo:rsid="4633e706"/>
    </style:style>
    <style:style style:name="T289" style:family="text">
      <style:text-properties officeooo:rsid="463734f2"/>
    </style:style>
    <style:style style:name="T290" style:family="text">
      <style:text-properties officeooo:rsid="44d0c66a"/>
    </style:style>
    <style:style style:name="T291" style:family="text">
      <style:text-properties officeooo:rsid="46427219"/>
    </style:style>
    <style:style style:name="T292" style:family="text">
      <style:text-properties officeooo:rsid="44b458af"/>
    </style:style>
    <style:style style:name="T293" style:family="text">
      <style:text-properties officeooo:rsid="46458d5f"/>
    </style:style>
    <style:style style:name="T294" style:family="text">
      <style:text-properties officeooo:rsid="46463e39"/>
    </style:style>
    <style:style style:name="T295" style:family="text">
      <style:text-properties officeooo:rsid="4646b5da"/>
    </style:style>
    <style:style style:name="T296" style:family="text">
      <style:text-properties officeooo:rsid="46485e47"/>
    </style:style>
    <style:style style:name="T297" style:family="text">
      <style:text-properties officeooo:rsid="464a3ae7"/>
    </style:style>
    <style:style style:name="T298" style:family="text">
      <style:text-properties officeooo:rsid="464c80c6"/>
    </style:style>
    <style:style style:name="T299" style:family="text">
      <style:text-properties officeooo:rsid="464ce6a4"/>
    </style:style>
    <style:style style:name="T300" style:family="text">
      <style:text-properties officeooo:rsid="464f1bc2"/>
    </style:style>
    <style:style style:name="T301" style:family="text">
      <style:text-properties officeooo:rsid="465454ab"/>
    </style:style>
    <style:style style:name="T302" style:family="text">
      <style:text-properties officeooo:rsid="4655404b"/>
    </style:style>
    <style:style style:name="T303" style:family="text">
      <style:text-properties officeooo:rsid="4656d806"/>
    </style:style>
    <style:style style:name="T304" style:family="text">
      <style:text-properties officeooo:rsid="4658243a"/>
    </style:style>
    <style:style style:name="T305" style:family="text">
      <style:text-properties officeooo:rsid="465d3839"/>
    </style:style>
    <style:style style:name="T306" style:family="text">
      <style:text-properties officeooo:rsid="465ee6ee"/>
    </style:style>
    <style:style style:name="T307" style:family="text">
      <style:text-properties fo:font-size="10pt" style:font-size-asian="10pt" style:font-size-complex="10pt"/>
    </style:style>
    <style:style style:name="T308" style:family="text">
      <style:text-properties fo:font-size="10pt" fo:language="cs" fo:country="CZ" style:font-size-asian="10pt" style:language-asian="cs" style:country-asian="CZ" style:font-size-complex="10pt"/>
    </style:style>
    <style:style style:name="T309" style:family="text">
      <style:text-properties officeooo:rsid="46629cb4"/>
    </style:style>
    <style:style style:name="T310" style:family="text">
      <style:text-properties officeooo:rsid="46650fbd"/>
    </style:style>
    <style:style style:name="T311" style:family="text">
      <style:text-properties officeooo:rsid="466860c8"/>
    </style:style>
    <style:style style:name="T312" style:family="text">
      <style:text-properties officeooo:rsid="466a523d"/>
    </style:style>
    <style:style style:name="T313" style:family="text">
      <style:text-properties officeooo:rsid="467350f6"/>
    </style:style>
    <style:style style:name="T314" style:family="text">
      <style:text-properties officeooo:rsid="468af788"/>
    </style:style>
    <style:style style:name="T315" style:family="text">
      <style:text-properties officeooo:rsid="468bd24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
      <text:p text:style-name="P7"/>
      <text:p text:style-name="P6"/>
      <text:p text:style-name="P6"/>
      <text:p text:style-name="P151">Dračák</text:p>
      <text:p text:style-name="P147"/>
      <text:p text:style-name="P147"/>
      <text:p text:style-name="P152">podle staré školy</text:p>
      <text:p text:style-name="P148"/>
      <text:p text:style-name="P153">KOUZELNÉ PŘEDMĚTY</text:p>
      <text:p text:style-name="P148"/>
      <text:p text:style-name="P149"/>
      <text:p text:style-name="P148"/>
      <text:p text:style-name="P148"/>
      <text:p text:style-name="P148"/>
      <text:p text:style-name="P148"/>
      <text:p text:style-name="P148"><text:soft-page-break/></text:p>
      <text:p text:style-name="P150"/>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0"><text:a xlink:type="simple" xlink:href="#__RefHeading___Toc301_2547754490" text:style-name="Internet_20_link" text:visited-style-name="Internet_20_link">Léčivé masti a kameny</text:a><text:tab/>3</text:p>
          <text:p text:style-name="P161"><text:a xlink:type="simple" xlink:href="#__RefHeading___Toc303_2547754490" text:style-name="Internet_20_link" text:visited-style-name="Internet_20_link">Neobvyklé předměty</text:a><text:tab/>4</text:p>
          <text:p text:style-name="P161"><text:a xlink:type="simple" xlink:href="#__RefHeading___Toc305_2547754490" text:style-name="Internet_20_link" text:visited-style-name="Internet_20_link">Schopnosti předmětů</text:a><text:tab/>5</text:p>
        </text:index-body>
      </text:table-of-content>
      <text:p text:style-name="P157"/>
      <text:p text:style-name="P4"/>
      <text:p text:style-name="P4"/>
      <text:p text:style-name="P4"/>
      <text:p text:style-name="P4"/>
      <text:p text:style-name="P4"/>
      <text:p text:style-name="P4"/>
      <text:p text:style-name="P4"/>
      <text:p text:style-name="P4"/>
      <text:p text:style-name="P4"/>
      <text:p text:style-name="P3">Verze 0.<text:span text:style-name="T26">0</text:span></text:p>
      <text:h text:style-name="P176" text:outline-level="2"><text:soft-page-break/>TODO:</text:h>
      <text:p text:style-name="P140"><text:span text:style-name="T306">TODO: </text:span>Do nabídky obchodníků v<text:span text:style-name="T310">e stávající</text:span> kampani dát určitě sledovací mapu – zavede postavy do nějakého dungeonu (možná bubákova věž?)</text:p>
      <text:p text:style-name="P146">TODO: Do bestiáře dát potvory, které nemají rády sluneční světlo (skřeti, možná nemrtví) a potvory, které se na slunečním světle rozpadnou v prach (upír?). /* Aby byl k něčemu <text:s/><text:span text:style-name="T32">sluneční prsten</text:span> */</text:p>
      <text:p text:style-name="P210"><text:span text:style-name="T315">TODO: </text:span><text:span text:style-name="T93">Z </text:span><text:span text:style-name="T94">Opuštěné pevnosti vyhodit mast </text:span><text:span text:style-name="T95">na popáleniny</text:span><text:span text:style-name="T94"> (možná místo ní dát </text:span><text:span text:style-name="T95">léčivý rubín</text:span><text:span text:style-name="T94">).</text:span></text:p>
      <text:h text:style-name="P177" text:outline-level="2">Účinky materiálů</text:h>
      <text:p text:style-name="P120">Meteoritické železo - <text:span text:style-name="T291">upírské schopnosti: vidění po tmě, sání krve</text:span></text:p>
      <text:p text:style-name="P120">Ocel</text:p>
      <text:p text:style-name="P120">Bronz</text:p>
      <text:p text:style-name="P120">Měď</text:p>
      <text:p text:style-name="P120">Stříbro</text:p>
      <text:p text:style-name="P120">Zlato</text:p>
      <text:p text:style-name="P120">Sluneční ocel</text:p>
      <text:p text:style-name="P120">Měsíční ocel</text:p>
      <text:p text:style-name="P120">Mitril</text:p>
      <text:p text:style-name="P135">Platina</text:p>
      <text:h text:style-name="P178" text:outline-level="2"><text:soft-page-break/>Symbolika kamenů</text:h>
      <text:p text:style-name="P121">Hematit <text:span text:style-name="T298">–</text:span> krev, krvácející zranění</text:p>
      <text:p text:style-name="P121">Rubín <text:span text:style-name="T298">–</text:span> oheň, teplo</text:p>
      <text:p text:style-name="P121"><text:span text:style-name="T295">Modrý s</text:span>afír <text:span text:style-name="T298">–</text:span> mráz, chlad</text:p>
      <text:p text:style-name="P121">Křišťál <text:span text:style-name="T298">–</text:span> led</text:p>
      <text:p text:style-name="P121">Smaragd <text:span text:style-name="T298">–</text:span> jed</text:p>
      <text:p text:style-name="P121"><text:span text:style-name="T289">Modrý t</text:span>opaz <text:span text:style-name="T298">–</text:span> blesk</text:p>
      <text:p text:style-name="P121">Kalcit <text:span text:style-name="T298">–</text:span> vnitřní zranění, zhmožděniny, zlomeniny</text:p>
      <text:p text:style-name="P121">Pyrit <text:span text:style-name="T298">–</text:span> žíravin<text:span text:style-name="T284">a</text:span></text:p>
      <text:p text:style-name="P121">Garnet <text:span text:style-name="T298">–</text:span> štěstí v boji</text:p>
      <text:p text:style-name="P121">Modrý lazurit <text:span text:style-name="T298">–</text:span> pravda</text:p>
      <text:p text:style-name="P121">Oranžový karneol <text:span text:style-name="T298">–</text:span> telekineze</text:p>
      <text:p text:style-name="P121">Jantar <text:span text:style-name="T298">–</text:span> působení na hmyz</text:p>
      <text:p text:style-name="P121">Tyskys <text:span text:style-name="T298">–</text:span> vodní dech</text:p>
      <text:p text:style-name="P121"><text:span text:style-name="T294">Černý onyx</text:span> <text:span text:style-name="T298">–</text:span> uhranutí</text:p>
      <text:p text:style-name="P121"><text:span text:style-name="T287">Apatit –</text:span> <text:span text:style-name="T285">duševní zranění</text:span></text:p>
      <text:p text:style-name="P136"><text:span text:style-name="T300">Čirý d</text:span>iamant – neviditelnost</text:p>
      <text:p text:style-name="P138">Sluneční kámen (sunstone) – sluneční světlo</text:p>
      <text:h text:style-name="Heading_20_2" text:outline-level="2"><text:soft-page-break/><text:span text:style-name="T205">Příběhy</text:span> kouzelných předmětů</text:h>
      <text:p text:style-name="P141"><text:span text:style-name="T77">A</text:span><text:span text:style-name="T78">ž</text:span> budeš vybírat kouzeln<text:span text:style-name="T311">é</text:span> předmět<text:span text:style-name="T311">y</text:span>, <text:span text:style-name="T312">které budou moci hráči získat,</text:span> zamysli se, jak<text:span text:style-name="T311">ý</text:span> příběh se k<text:span text:style-name="T311">e každému z nich</text:span> váže. Kdo ho vyrobil a proč? Kdo ho naposledy vlastnil? Jak a proč se dostal tam, kde teď je? <text:span text:style-name="T204">Odpovědi na tyto otázky se pak pokus dostat do hry – mohou je znát cizí postavy, může to být někde napsané, může o tom vyprávět kouzelná socha a podobně.</text:span></text:p>
      <text:h text:style-name="P179"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14">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43"><text:soft-page-break/><text:span text:style-name="T223">Nehledě na to, jestli kouzlo sesíláš sám, ze svitku nebo pomocí nějakého předmětu, </text:span><text:span text:style-name="T79">p</text:span><text:span text:style-name="T80">latí </text:span><text:span text:style-name="T81">pro to</text:span><text:span text:style-name="T80"> stejná pravidla</text:span><text:span text:style-name="T223">: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44"><text:span text:style-name="T82">Kouzl</text:span><text:span text:style-name="T84">o</text:span><text:span text:style-name="T82"> zapsan</text:span><text:span text:style-name="T84">é</text:span><text:span text:style-name="T82"> na svit</text:span><text:span text:style-name="T84">ku</text:span><text:span text:style-name="T82"> nebo v grimoár</text:span><text:span text:style-name="T84">u</text:span><text:span text:style-name="T82"> j</text:span><text:span text:style-name="T85">e možno použít třemi způsoby.</text:span></text:p>
      <text:list xml:id="list2826946583" text:style-name="L1">
        <text:list-item>
          <text:p text:style-name="P205"><text:span text:style-name="T82">P</text:span><text:span text:style-name="T76">okud se svitku nebo grimoáru dotýkáš, můžeš obsažené kouzlo seslat </text:span><text:span text:style-name="T82">tím, že nahlas vysloví</text:span><text:span text:style-name="T76">š</text:span><text:span text:style-name="T82"> zaklínací formuli a provede</text:span><text:span text:style-name="T76">š</text:span><text:span text:style-name="T82"> příslušná gesta. </text:span><text:span text:style-name="T91">Takto můžeš seslat libovolné kouzlo nehledě na tvoji úroveň, už na první úrovni tedy například můžeš seslat pokročilé nebo mistrovské kouzlo. </text:span><text:span text:style-name="T82">Text </text:span><text:span text:style-name="T92">kouzla ovšem</text:span><text:span text:style-name="T82"> ze svitku nebo knihy zmizí </text:span><text:span text:style-name="T92">a</text:span><text:span text:style-name="T82"> kouzlo se </text:span><text:span text:style-name="T92">tedy</text:span><text:span text:style-name="T82"> spotřebuje.</text:span></text:p>
        </text:list-item>
      </text:list>
      <text:p text:style-name="P145"><text:span text:style-name="T85">Pokud jsi kouzelník </text:span><text:span text:style-name="T87">a máš úroveň na to, aby ses toto kouzlo mohl naučit</text:span><text:span text:style-name="T85">, máš ještě dvě možnosti:</text:span></text:p>
      <text:list xml:id="list2176287022" text:style-name="L2">
        <text:list-item>
          <text:p text:style-name="P206"><text:span text:style-name="T83">K</text:span><text:span text:style-name="T85">ouzlo si můžeš</text:span><text:span text:style-name="T313"> připravit navíc k těm, která umíš. Při přípravě se musíš svitku nebo grimoáru dotýkat a číst z něj text kouzla, při následném sesílání už </text:span><text:span text:style-name="T85">h</text:span><text:span text:style-name="T89">o</text:span><text:span text:style-name="T313"> u sebe mít nemusíš. </text:span><text:span text:style-name="T85">Z</text:span><text:span text:style-name="T88">e svitků a grimoárů</text:span><text:span text:style-name="T313"> si můžeš současně připravit jen jedno kouzlo, i když </text:span><text:span text:style-name="T83">j</text:span><text:span text:style-name="T88">ich máš víc</text:span><text:span text:style-name="T83">.</text:span><text:span text:style-name="T221"> Takto připravené a následně seslané kouzlo na svitku nebo v knize zůstane.</text:span></text:p>
        </text:list-item>
        <text:list-item>
          <text:p text:style-name="P206"><text:span text:style-name="T85">Při přestupu na další úroveň se můžeš </text:span><text:span text:style-name="T313">kouzlo naučit místo </text:span><text:span text:style-name="T85">n</text:span><text:span text:style-name="T86">ějakého z pravidel</text:span><text:span text:style-name="T313">. V tom případě text ze svitku nebo knihy zmizí.</text:span></text:p>
        </text:list-item>
      </text:list>
      <text:h text:style-name="Heading_20_3" text:outline-level="3"><text:soft-page-break/><text:span text:style-name="T221">Kouzelnické h</text:span>ůlk<text:span text:style-name="T223">y</text:span></text:h>
      <text:p text:style-name="P207">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text:line-break/><text:tab/>Kouzlo z hůlky si můžeš připravit a následně ho seslat nehledě na tvou úroveň – už na první úrovni tedy můžeš použít hůlku s nějakým pokročilým nebo mistrovským kouzlem.</text:p>
      <text:h text:style-name="P181" text:outline-level="3">Předměty se vsazenými krystaly</text:h>
      <text:p text:style-name="P142"><text:span text:style-name="T223">Některé předměty, nejčastěji kouzelnické hole nebo prsteny, mají do sebe vsazené tlumeně žhnoucí krystaly. Každý z nich umožňuje jednou seslat určené kouzlo, poté pohasne. Kouzlo sesílané </text:span><text:span text:style-name="T90">z</text:span><text:span text:style-name="T223"> krystalu si nemusíš předem připravit, při sesílání ale musíš příslušný předmět držet, provést příslušné gesto a vyslovit sesílací formuli.<text:line-break/><text:tab/>Vsazené krystaly je v principu možné znovu nabít, vyžaduje to ale svitek nebo knihu s rituálem na nabíjení příslušného druhu krystalu a je k tomu vždy potřeba nějaká vzácná magická surovina.</text:span></text:p>
      <text:h text:style-name="P175" text:outline-level="1">Předměty</text:h>
      <text:h text:style-name="P180" text:outline-level="2">Léčivé kameny</text:h>
      <text:p text:style-name="P128">Léčivé kameny jsou očarované drahokamy nebo polodrahokamy. Jsou do nich vyryté <text:span text:style-name="T99">prostým okem neviditelné</text:span> miniaturní runy <text:span text:style-name="T99">se zaklínadlem</text:span> – elf nebo někdo se zvětšovacím sklem je dokáže přečíst. <text:span text:style-name="T110">Při použití je potřeba toto zaklínadlo vyslovit a následně kamenem pomalu přejíždět těsně nad zraněnou částí těla.</text:span><text:line-break/><text:tab/>Účinkují stejně jako <text:span text:style-name="T100">ošetření zranění</text:span>, vyléčí tedy 1 život z každého zranění příslušného typu (<text:span text:style-name="T32">hematit</text:span> například léčí otevřená, <text:span text:style-name="T112">krvácející</text:span> zranění). <text:span text:style-name="T99">Ošetření každého zranění léčivým kamenem zabere zhruba minutu.<text:line-break/><text:tab/>Léčivé kameny jsou velice vzácné, obyčejně nejdou jen tak koupit.</text:span></text:p>
      <text:p text:style-name="P159">Poznámka:</text:p>
      <text:p text:style-name="P126">/<text:span text:style-name="T296">* TODO: Přepsat, léčivá mast bude dělat něco jinýho */</text:span></text:p>
      <text:p text:style-name="P174">Tím, jestli dáš léčivé kameny do hry, můžeš výrazně ovlivnit rychlost léčení postav. <text:span text:style-name="T124">Když je budou mít k dispozici, spolu s </text:span><text:span text:style-name="T44">hojivou mastí</text:span><text:span text:style-name="T124"> a </text:span><text:span text:style-name="T44">ošetřováním zranění</text:span><text:span text:style-name="T124"> se většinou obejdou bez hraničářského </text:span><text:span text:style-name="T44">hojivého doteku</text:span><text:span text:style-name="T124">. Pokud tedy máš v družině hraničáře, léčivými kameny spíš šetři a vyhýbej se hlavně </text:span><text:span text:style-name="T44">očarovanému hematitu</text:span><text:span text:style-name="T124"> a </text:span><text:span text:style-name="T44">očarovanému kalcitu</text:span><text:span text:style-name="T124">, protože sečná, bodná a drtivá zranění jsou zdaleka nejčastější.</text:span></text:p>
      <text:h text:style-name="P188" text:outline-level="4"><text:span text:style-name="T288">Léčivý h</text:span>ematit</text:h>
      <text:p text:style-name="P129"><text:span text:style-name="T46">Nákup:</text:span> <text:span text:style-name="T185">150</text:span> zl<text:line-break/><text:span text:style-name="T141">Úrovně:</text:span><text:span text:style-name="T132"> </text:span><text:span text:style-name="T131">mistrovské</text:span></text:p>
      <text:p text:style-name="P130"><text:soft-page-break/><text:span text:style-name="T37">Očarovaný h</text:span><text:span text:style-name="T32">ematit</text:span> je kovově lesklý polodrahokam barvy krve. L<text:span text:style-name="T101">éčí otevřená, krvácející zranění, což jsou nejčastěji</text:span><text:span text:style-name="T74"> </text:span><text:span text:style-name="T96">sečné</text:span><text:span text:style-name="T74"> a </text:span><text:span text:style-name="T97">bodné</text:span><text:span text:style-name="T74"> rány, například po zásahu šípem nebo mečem.</text:span></text:p>
      <text:h text:style-name="P188" text:outline-level="4"><text:span text:style-name="T288">Léčivý r</text:span>ubín</text:h>
      <text:p text:style-name="P129"><text:span text:style-name="T46">Nákup:</text:span> <text:span text:style-name="T184">50</text:span> zl<text:line-break/><text:span text:style-name="T141">Úrovně:</text:span><text:span text:style-name="T132"> </text:span><text:span text:style-name="T133">pokročilé</text:span></text:p>
      <text:p text:style-name="P130"><text:span text:style-name="T42">Očarovaný r</text:span><text:span text:style-name="T32">ubín</text:span> je rudý, <text:span text:style-name="T123">vybroušený</text:span> drahokam. Léčí <text:span text:style-name="T117">zranění</text:span> <text:span text:style-name="T116">způsobené</text:span> <text:span text:style-name="T103">ohněm</text:span>.</text:p>
      <text:h text:style-name="P188" text:outline-level="4"><text:span text:style-name="T288">Léčivý s</text:span>afír</text:h>
      <text:p text:style-name="P129"><text:span text:style-name="T46">Nákup:</text:span> <text:span text:style-name="T184">4</text:span>0 zl<text:line-break/><text:span text:style-name="T141">Úrovně:</text:span><text:span text:style-name="T132"> </text:span><text:span text:style-name="T133">pokročilé</text:span></text:p>
      <text:p text:style-name="P130"><text:span text:style-name="T42">Očarovaný s</text:span><text:span text:style-name="T32">afír</text:span> je <text:span text:style-name="T169">tmavě</text:span> modrý, <text:span text:style-name="T123">vybroušený</text:span> dr<text:span text:style-name="T111">a</text:span>hokam. Léčí<text:span text:style-name="T73"> zranění </text:span><text:span text:style-name="T105">mrazem</text:span><text:span text:style-name="T73">.</text:span></text:p>
      <text:h text:style-name="P188" text:outline-level="4"><text:span text:style-name="T288">Léčivý s</text:span>maragd</text:h>
      <text:p text:style-name="P129"><text:span text:style-name="T46">Nákup:</text:span> <text:span text:style-name="T184">75</text:span> zl</text:p>
      <text:p text:style-name="P129"><text:span text:style-name="T141">Úrovně:</text:span><text:span text:style-name="T132"> </text:span><text:span text:style-name="T133">pokročilé</text:span></text:p>
      <text:p text:style-name="P128"><text:span text:style-name="T41">Očarovaný smaragd</text:span><text:span text:style-name="T122"> je </text:span>z<text:span text:style-name="T101">elený, broušený drahokam. Léčí zranění způsobené </text:span><text:span text:style-name="T106">jedem</text:span><text:span text:style-name="T101">.</text:span></text:p>
      <text:h text:style-name="P189" text:outline-level="4"><text:span text:style-name="T288">Léčivý</text:span> topaz</text:h>
      <text:p text:style-name="P129"><text:span text:style-name="T46">Nákup:</text:span> <text:span text:style-name="T183">25</text:span> zl<text:line-break/><text:span text:style-name="T141">Úrovně:</text:span><text:span text:style-name="T132"> </text:span><text:span text:style-name="T133">základní</text:span></text:p>
      <text:p text:style-name="P131"><text:span text:style-name="T40">Očarovaný </text:span><text:span text:style-name="T45">topaz</text:span> <text:span text:style-name="T121">je žlutý, vybroušený drahokam.</text:span> <text:span text:style-name="T121">Léčí zranění způsobená </text:span><text:span text:style-name="T115">bleskem</text:span><text:span text:style-name="T113">.</text:span></text:p>
      <text:h text:style-name="P188" text:outline-level="4"><text:soft-page-break/><text:span text:style-name="T288">Léčivý k</text:span>alcit</text:h>
      <text:p text:style-name="P129"><text:span text:style-name="T46">Nákup:</text:span> <text:span text:style-name="T184">100</text:span> zl<text:line-break/><text:span text:style-name="T141">Úrovně:</text:span><text:span text:style-name="T132"> </text:span><text:span text:style-name="T131">mistrovské</text:span></text:p>
      <text:p text:style-name="P132"><text:span text:style-name="T43">Očarovaný k</text:span><text:span text:style-name="T32">alcit</text:span> je <text:span text:style-name="T120">do žluta zbarvený,</text:span> perleťově lesklý krystal. Léčí vnitřní zranění, zhmožděniny a zlomeniny. Ta obvykle vznikají při pádu, v boji beze zbraně, zásahem <text:span text:style-name="T98">drtivou</text:span> zbraní nebo ranou, která neprošla zbrojí.</text:p>
      <text:h text:style-name="P188" text:outline-level="4"><text:span text:style-name="T288">Léčivý p</text:span>yrit</text:h>
      <text:p text:style-name="P133"><text:span text:style-name="T46">Nákup:</text:span> <text:span text:style-name="T184">1</text:span>5 zl<text:line-break/><text:span text:style-name="T141">Úrovně:</text:span><text:span text:style-name="T132"> </text:span><text:span text:style-name="T133">základní</text:span></text:p>
      <text:p text:style-name="P133"><text:span text:style-name="T39">Očarovaný p</text:span><text:span text:style-name="T32">yrit</text:span> je mosazně žlutý kámen s kovovým leskem. <text:span text:style-name="T113">Léčí zranění způsobená </text:span><text:span text:style-name="T114">žíravinou</text:span><text:span text:style-name="T113">.</text:span></text:p>
      <text:h text:style-name="P190" text:outline-level="4">Léčivý apatit</text:h>
      <text:p text:style-name="P133"><text:span text:style-name="T46">Nákup:</text:span> <text:span text:style-name="T184">2</text:span>5 zl<text:line-break/><text:span text:style-name="T141">Úrovně:</text:span><text:span text:style-name="T132"> </text:span><text:span text:style-name="T133">základní</text:span></text:p>
      <text:p text:style-name="P127"><text:span text:style-name="T52">Léčivý apatit</text:span> <text:span text:style-name="T119">je</text:span> <text:span text:style-name="T297">modrozelený polodrahokam</text:span>. L<text:span text:style-name="T107">éčí </text:span><text:span text:style-name="T109">duševní</text:span><text:span text:style-name="T108"> zranění (tedy zranění způsobené </text:span><text:span text:style-name="T109">nehmotnými</text:span><text:span text:style-name="T108"> tvory nebo </text:span><text:span text:style-name="T109">duševními</text:span><text:span text:style-name="T108"> kouzly či schopnostmi).</text:span></text:p>
      <text:h text:style-name="Heading_20_2" text:outline-level="2"><text:span text:style-name="T168">Kouzelné</text:span> hračky</text:h>
      <text:h text:style-name="Heading_20_4" text:outline-level="4"><text:span text:style-name="T168">M</text:span>luvící panenka</text:h>
      <text:p text:style-name="P123">Mluvit s ní je jako mluvit s malým dítětem.</text:p>
      <text:h text:style-name="Heading_20_4" text:outline-level="4"><text:soft-page-break/><text:span text:style-name="T168">K</text:span>vákající žába</text:h>
      <text:p text:style-name="P122">Když ji pohladíš, zakváká.</text:p>
      <text:h text:style-name="Heading_20_4" text:outline-level="4">Kouzelná kulička</text:h>
      <text:p text:style-name="P124">Když ji položíš na zem, začne se kutálet pryč a uhýbat, když se ji pokusíš zvednout. Po chvíli se ale nechá chytit.</text:p>
      <text:h text:style-name="Heading_20_4" text:outline-level="4">Kouzelný vojáček</text:h>
      <text:p text:style-name="P125">Umí na rozkaz pochodovat, stát v pozoru či v pohovu a podobně. Když spíš, c<text:span text:style-name="T290">hrání tě před škorpióny, drobnými hlodavci a podobnou havětí.</text:span></text:p>
      <text:h text:style-name="Heading_20_4" text:outline-level="4">Kouzelná píšťalka</text:h>
      <text:p text:style-name="P68">Když se do ní foukne, sama zahraje melodii podle toho, jakou máš zrovna náladu.</text:p>
      <text:h text:style-name="Heading_20_2" text:outline-level="2">Prsteny</text:h>
      <text:h text:style-name="Heading_20_4" text:outline-level="4">Prsten černé vodoměrky</text:h>
      <text:p text:style-name="P50">Stříbrný s černým symbolem vodoměrky</text:p>
      <text:p text:style-name="P61"><text:span text:style-name="T46">Nákup:</text:span><text:span text:style-name="T12"> </text:span><text:span text:style-name="T15">6</text:span><text:span text:style-name="T14">0</text:span><text:span text:style-name="T13"> zl</text:span><text:span text:style-name="T32"><text:line-break/>Úrovně:</text:span> <text:span text:style-name="T186">pokročilé</text:span></text:p>
      <text:p text:style-name="P82">Když máš nasazený <text:span text:style-name="T32">prsten černé vodoměrky</text:span>, můžeš chodit po hladině jakékoliv kapaliny.</text:p>
      <text:h text:style-name="P191" text:outline-level="4"><text:span text:style-name="T309">Upíří p</text:span>rsten</text:h>
      <text:p text:style-name="P47">Masivní prsten z černého meteorického železa</text:p>
      <text:p text:style-name="P134"><text:soft-page-break/><text:span text:style-name="T46">Nákup:</text:span><text:span text:style-name="T12"> </text:span><text:span text:style-name="T16">120</text:span><text:span text:style-name="T13"> zl</text:span><text:span text:style-name="T51"><text:line-break/>Úrovně:</text:span><text:span text:style-name="T292"> pokročilé</text:span></text:p>
      <text:p text:style-name="P115">Když tento prsten ponoříš do krve čerstvě zraněného protivníka, vyléčí ti 1 život. <text:span text:style-name="T187">Znovu léčí až poté, co se vyléčíš do plných životů.</text:span></text:p>
      <text:h text:style-name="Heading_20_4" text:outline-level="4">Prsten uhranutí</text:h>
      <text:p text:style-name="P87">Zlatý prsten s <text:span text:style-name="T293">černým onyxem</text:span></text:p>
      <text:p text:style-name="P62"><text:span text:style-name="T46">Nákup:</text:span><text:span text:style-name="T12"> </text:span><text:span text:style-name="T18">20</text:span><text:span text:style-name="T13"> zl</text:span><text:span text:style-name="T32"><text:line-break/>Úrovně:</text:span> <text:span text:style-name="T275">základní</text:span></text:p>
      <text:p text:style-name="P116">Když máš nasazený tento prsten <text:span text:style-name="T276">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44">Masivní <text:span text:style-name="T304">zlatý</text:span> prsten <text:span text:style-name="T304">se vsazeným slunečním kamenem</text:span></text:p>
      <text:p text:style-name="P139">Když máš nasazený tento prsten a vyslovíš formuli <text:span text:style-name="T54">*Ór šemeš*</text:span>, všechno <text:span text:style-name="T305">v </text:span><text:span text:style-name="T53">krátké vzdálenosti</text:span> se <text:span text:style-name="T305">na několik minut</text:span> osvětlí jako za jasného, slunečného dne. <text:span text:style-name="T305">Před dalším použitím musíš prsten na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8"><text:span text:style-name="T202">M</text:span>asivní platinový prsten s <text:span text:style-name="T299">tlumeně žhnoucím</text:span> čirým diamantem</text:p>
      <text:p text:style-name="P36"><text:soft-page-break/><text:span text:style-name="T183">Nákup:</text:span><text:span text:style-name="T12"> </text:span><text:span text:style-name="T20">500</text:span><text:span text:style-name="T13"> zl</text:span><text:line-break/>Úrovně:<text:span text:style-name="T1"> </text:span><text:span text:style-name="T19">mistrovské</text:span><text:span text:style-name="T301"><text:line-break/>Počet použití:</text:span><text:span text:style-name="T18"> 1</text:span></text:p>
      <text:p text:style-name="P137">Tento prsten umožňuje vyslovením formule <text:span text:style-name="T308">*</text:span><text:span text:style-name="T75">Ij ryjut</text:span><text:span text:style-name="T308">*</text:span><text:span text:style-name="T307"> </text:span>na sebe seslat kouzlo <text:span text:style-name="T32">neviditelnost</text:span>. <text:span text:style-name="T302">Diamant při tom pohasne a znovu již kouzlo seslat nepůjde.</text:span></text:p>
      <text:h text:style-name="Heading_20_4" text:outline-level="4">Prsten pravdy</text:h>
      <text:p text:style-name="P49"><text:span text:style-name="T303">Stříbrný p</text:span>rsten s modrým lazuritem</text:p>
      <text:p text:style-name="P37"><text:span text:style-name="T183">Nákup:</text:span><text:span text:style-name="T12"> </text:span><text:span text:style-name="T20">50</text:span><text:span text:style-name="T13"> zl</text:span><text:line-break/>Úrovně:<text:span text:style-name="T1"> </text:span><text:span text:style-name="T21">základní</text:span></text:p>
      <text:p text:style-name="P94">Dokud máš nasazený tento prsten, nemůžeš lhát.</text:p>
      <text:h text:style-name="Heading_20_3" text:outline-level="3">Čelenky</text:h>
      <text:h text:style-name="Heading_20_4" text:outline-level="4">Čelenka telekineze</text:h>
      <text:p text:style-name="P26">Tenká zlatá čelenka s oranžovým karneolem</text:p>
      <text:p text:style-name="P27"><text:span text:style-name="T134">Prodej</text:span><text:span text:style-name="T135">:</text:span><text:span text:style-name="T146"> </text:span><text:span text:style-name="T152">40</text:span><text:span text:style-name="T147"> zl</text:span><text:span text:style-name="T129"><text:line-break/>Úrovně: </text:span><text:span text:style-name="T131">mistrovské</text:span></text:p>
      <text:p text:style-name="P93"><text:span text:style-name="T201">Když si nasadíš tuto čelenku, můžeš</text:span> použít hraničářskou schopnost <text:span text:style-name="T32">telekineze</text:span>. <text:span text:style-name="T261">Budeš po tom ale vyčerpaný</text:span>, asi jako kdybys celou noc nespal. Dokud se pořádně nevyspíš, nebudeš se moci <text:span text:style-name="T32">soustředit</text:span><text:span text:style-name="T1">,</text:span> a tedy ani znovu použít tuto čelenku.</text:p>
      <text:h text:style-name="Heading_20_3" text:outline-level="3"><text:soft-page-break/>Amulety a náhrdelníky</text:h>
      <text:p text:style-name="P71">Ochranné amulety: Dávají výhodu na obranu proti XY (ale jen na obranu, ne na útok).<text:line-break/>- <text:span text:style-name="T194">to je suchý. Místo toho spíš pohltí jeden útok příslušného druhu? Nebo na ně kašlat.</text:span></text:p>
      <text:p text:style-name="P72">TODO: Dát jim příslušné kameny (asi stejné jako při léčení)</text:p>
      <text:h text:style-name="Heading_20_4" text:outline-level="4">-Amulet proti ohni</text:h>
      <text:p text:style-name="P73">Rubín</text:p>
      <text:h text:style-name="Heading_20_4" text:outline-level="4">-Amulet proti mrazu</text:h>
      <text:p text:style-name="P74">Safír</text:p>
      <text:h text:style-name="Heading_20_4" text:outline-level="4">-Amulet proti bleskům</text:h>
      <text:p text:style-name="P74">Topaz</text:p>
      <text:h text:style-name="Heading_20_4" text:outline-level="4">-Amulet proti duševním útokům</text:h>
      <text:p text:style-name="P74">Křišťál</text:p>
      <text:h text:style-name="Heading_20_4" text:outline-level="4">-Amulet <text:span text:style-name="T189">nedetekovatelnosti</text:span></text:h>
      <text:p text:style-name="P84">TODO: Kámen</text:p>
      <text:p text:style-name="P84">Není tě možné detekovat pomocí kouzel, schopností ani kouzelných předmětů (neukážeš se na sledovací mapě, nejsi vidět kouzlem <text:span text:style-name="T32">oko</text:span> <text:span text:style-name="T230">ani</text:span> <text:span text:style-name="T32">křišťálovou koulí</text:span> a podobně).</text:p>
      <text:h text:style-name="Heading_20_4" text:outline-level="4"><text:span text:style-name="T195">.+</text:span>Hřejivý amulet</text:h>
      <text:p text:style-name="P38">Zlatý amulet se vsazeným rubínem</text:p>
      <text:p text:style-name="P28"><text:soft-page-break/><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P88">Dokud máš na sobě tento amulet, nepůsobí na tebe zima. Můžeš si tedy bez obav zaplavat v ledovém jezírku, vyspat se nahý na sněhu a podobně. Mráz tě zraňuje normálně.</text:p>
      <text:h text:style-name="Heading_20_4" text:outline-level="4"><text:span text:style-name="T195">.+</text:span>Chladivý amulet</text:h>
      <text:p text:style-name="P38">Stříbrný amulet se vsazeným safírem</text:p>
      <text:p text:style-name="P28"><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P89">Dokud máš na sobě tento amulet, nepůsobí na tebe <text:span text:style-name="T193">horko</text:span>. Můžeš tedy <text:span text:style-name="T193">například pohodlně běhat po rozpálené poušti, pracovat u rozpálené výhně, aniž by ses potil</text:span> a podobně. <text:span text:style-name="T193">Oheň</text:span> tě zraňuje normálně.</text:p>
      <text:h text:style-name="P192" text:outline-level="4"><text:span text:style-name="T264">+</text:span>.<text:span text:style-name="T264">*</text:span>Amulet vodního dechu</text:h>
      <text:p text:style-name="P86">Amulet z dubového dřeva se vsazeným tyrkys<text:span text:style-name="T286">em</text:span></text:p>
      <text:p text:style-name="P35"><text:span text:style-name="T134">Prodej</text:span><text:span text:style-name="T135">:</text:span><text:span text:style-name="T146"> </text:span><text:span text:style-name="T154">25</text:span><text:span text:style-name="T147"> zl</text:span><text:span text:style-name="T129"><text:line-break/>Úrovně:</text:span><text:span text:style-name="T145"> </text:span><text:span text:style-name="T153">základní</text:span></text:p>
      <text:p text:style-name="P119"><text:span text:style-name="T263">Tento amulet u</text:span>možňuje dýchat pod vodou.</text:p>
      <text:h text:style-name="P182" text:outline-level="3">Talismany</text:h>
      <text:h text:style-name="Heading_20_4" text:outline-level="4"><text:span text:style-name="T217">+</text:span>Talisman matení pach<text:span text:style-name="T171">u</text:span></text:h>
      <text:p text:style-name="P28"><text:span text:style-name="T134">Prodej</text:span><text:span text:style-name="T135">:</text:span><text:span text:style-name="T146"> </text:span><text:span text:style-name="T149">1</text:span><text:span text:style-name="T151">0</text:span><text:span text:style-name="T147"> zl</text:span><text:span text:style-name="T129"><text:line-break/>Úrovně:</text:span><text:span text:style-name="T145"> </text:span><text:span text:style-name="T153">základní</text:span></text:p>
      <text:p text:style-name="Text_20_body"><text:soft-page-break/><text:span text:style-name="T195">Dokud máš u sebe tento talisman,</text:span> <text:span text:style-name="T170">jsi cítit jako zvíře, z jehož srsti je vyrobený.</text:span></text:p>
      <text:p text:style-name="Example_20_Header">Poznámka:</text:p>
      <text:p text:style-name="Example"><text:span text:style-name="T262">Urči, o jaké zvíře se jedná. Obvykle</text:span> se používá pach medvěda nebo jiné šelmy, kterou psi raději nechají na pokoji.</text:p>
      <text:h text:style-name="Heading_20_4" text:outline-level="4"><text:span text:style-name="T267">+.*</text:span>Talisman ochrany před hmyzem</text:h>
      <text:p text:style-name="P39">Talisman s jantarem</text:p>
      <text:p text:style-name="P29"><text:span text:style-name="T134">Prodej</text:span><text:span text:style-name="T135">:</text:span><text:span text:style-name="T146"> </text:span><text:span text:style-name="T155">1</text:span><text:span text:style-name="T154">5</text:span><text:span text:style-name="T147"> zl</text:span><text:span text:style-name="T129"><text:line-break/>Úrovně:</text:span><text:span text:style-name="T145"> </text:span><text:span text:style-name="T153">základní</text:span></text:p>
      <text:p text:style-name="P112">Dokud máš na krku tento talisman, hmyz si od tebe bude držet uctivou vzdálenost a nebudou na tebe útočit ani různí obří brouci <text:span text:style-name="T266">a jiné přerostlé varianty</text:span>. Na pavouky <text:span text:style-name="T265">ovšem</text:span> nepůsobí.</text:p>
      <text:h text:style-name="P193" text:outline-level="4"><text:span text:style-name="T264">+</text:span>.<text:span text:style-name="T264">*</text:span>Nazar, <text:span text:style-name="T282">talisman proti uhranutí</text:span></text:h>
      <text:p text:style-name="P46"><text:span text:style-name="T283">Kulatý t</text:span>alisman se symbolem oka na tmavě modrém pozadí</text:p>
      <text:p text:style-name="P11">Dokud máš u sebe tento talisman, nepůsobí na tebe uhranutí.</text:p>
      <text:h text:style-name="P183" text:outline-level="3">Piercing <text:span text:style-name="T168">a n</text:span>áušnice</text:h>
      <text:p text:style-name="P51"/>
      <text:h text:style-name="Heading_20_3" text:outline-level="3">Zbraně</text:h>
      <text:p text:style-name="P167">TODO: Zbraně z různých materiálů: Sluneční ocel, měsíční ocel, mitril</text:p>
      <text:p text:style-name="P163"><text:span text:style-name="T167">Všechny kouzelné zbraně umožňují</text:span> <text:span text:style-name="T196">zraňovat</text:span> nehmotné tvory.</text:p>
      <text:p text:style-name="P163">/<text:span text:style-name="T268">* Hmm, toť otázka. Je to sice tradice, ale třeba u </text:span><text:span text:style-name="T50">ohnivého meče</text:span><text:span text:style-name="T268"> to moc nedává smysl... */</text:span></text:p>
      <text:h text:style-name="P194" text:outline-level="4"><text:soft-page-break/><text:span text:style-name="T264">+</text:span>.<text:span text:style-name="T264">*</text:span>Ohnivý meč</text:h>
      <text:p text:style-name="P110"><text:span text:style-name="T138">M</text:span><text:span text:style-name="T137">eč s čepelí </text:span><text:span text:style-name="T144">černou jako saze</text:span></text:p>
      <text:p text:style-name="P59"><text:span text:style-name="T138">Prodej</text:span><text:span text:style-name="T139">:</text:span><text:span text:style-name="T146"> </text:span><text:span text:style-name="T157">25</text:span><text:span text:style-name="T148">0</text:span><text:span text:style-name="T147"> zl</text:span><text:span text:style-name="T137"><text:line-break/>Úrovně:</text:span><text:span text:style-name="T129"> </text:span><text:span text:style-name="T131">mistrovské</text:span><text:span text:style-name="T130"><text:line-break/></text:span><text:span text:style-name="T140">Účinek </text:span><text:span text:style-name="T143">planoucí</text:span><text:span text:style-name="T142"> čepele</text:span><text:span text:style-name="T140">:</text:span><text:span text:style-name="T130"> přidané zranění 3kz </text:span><text:span text:style-name="T104">ohněm</text:span><text:span text:style-name="T130"> (odečítá se zbroj)</text:span></text:p>
      <text:p text:style-name="P111"><text:span text:style-name="T259">Když je tento meč studený, jeho čepel je černá. Pokud ji na několik minut vložíš do ohně, začne rudě žhnout, na dotek bude ale pouze teplá. V tomto stavu zůstane, dokud nevyslovíš formuli </text:span><text:span text:style-name="T57">*</text:span><text:span text:style-name="T55">Kvidžah</text:span><text:span text:style-name="T57">*</text:span><text:span text:style-name="T22">. </text:span><text:span text:style-name="T25">V</text:span><text:span text:style-name="T22"> </text:span><text:span text:style-name="T23">ten moment</text:span><text:span text:style-name="T24"> </text:span><text:span text:style-name="T23">vzplane a několik</text:span><text:span text:style-name="T182"> minut minut nepůjde nijak uhasit, poté opět zchladne a zčerná. Před dalším vzplanutím je ji třeba zase vložit do ohně.</text:span></text:p>
      <text:h text:style-name="P194" text:outline-level="4"><text:span text:style-name="T264">+</text:span>.<text:span text:style-name="T264">*</text:span>Meč noci</text:h>
      <text:p text:style-name="P40"><text:span text:style-name="T210">Meč </text:span>z meteoritického železa</text:p>
      <text:p text:style-name="P30"><text:span text:style-name="T134">Prodej</text:span><text:span text:style-name="T135">:</text:span><text:span text:style-name="T146"> </text:span><text:span text:style-name="T157">1</text:span><text:span text:style-name="T154">5</text:span><text:span text:style-name="T156">0</text:span><text:span text:style-name="T147"> zl</text:span><text:span text:style-name="T129"><text:line-break/>Úrovně:</text:span><text:span text:style-name="T145"> </text:span><text:span text:style-name="T156">pokročilé</text:span></text:p>
      <text:p text:style-name="P99"><text:span text:style-name="T209">Když ve tmě držíš tento meč, všechno v </text:span><text:span text:style-name="T47">kontaktní vzdálenosti</text:span><text:span text:style-name="T209"> vidíš jako za bílého dne. Nerozeznáš ovšem barvy a všechno kolem se dál topí ve tmě. Můžeš bez omezení bojovat na blízko.</text:span></text:p>
      <text:p text:style-name="P98">/<text:span text:style-name="T180">* Originálně dával větší damage nemrtvákům a hučel, když <text:s/>byl nějakej poblíž. Moc to ale nesedí. */</text:span></text:p>
      <text:p text:style-name="P98">/<text:span text:style-name="T181">* Mohl by ale fungovat na upíry, nebo dělat něco upírského. Nebo bejt něčím zajímavej v noci */</text:span></text:p>
      <text:h text:style-name="Heading_20_4" text:outline-level="4">Svaté kopí</text:h>
      <text:p text:style-name="P80">- přidané zranění 3kz proti nemrtvým (neodečítá se zbroj)</text:p>
      <text:p text:style-name="P80"><text:soft-page-break/>/<text:span text:style-name="T180">* Pokud bude na nemrtvé účinkovat svěcená voda, tak dává smysl i svaté kopí a naopak nedává smysl meč noci. */</text:span></text:p>
      <text:h text:style-name="Heading_20_4" text:outline-level="4"><text:span text:style-name="T219">+D</text:span>ýka <text:span text:style-name="T190">mnoha kovů</text:span></text:h>
      <text:p text:style-name="P41">Dlouhá, bohatě zdobená dýka s rovnou čepelí</text:p>
      <text:p text:style-name="P31"><text:span text:style-name="T134">Prodej</text:span><text:span text:style-name="T135">:</text:span><text:span text:style-name="T146"> </text:span><text:span text:style-name="T154">5</text:span><text:span text:style-name="T158">0</text:span><text:span text:style-name="T147"> zl</text:span><text:span text:style-name="T129"><text:line-break/>Úrovně:</text:span><text:span text:style-name="T145"> </text:span><text:span text:style-name="T158">pokročilé</text:span></text:p>
      <text:p text:style-name="P92">Když se <text:span text:style-name="T269">čepele</text:span> této dýky dotkneš nějakým kovovým předmětem a vyslovíš formuli <text:span text:style-name="T57">*</text:span><text:span text:style-name="T56">Šinah</text:span><text:span text:style-name="T57">*</text:span>, promění <text:span text:style-name="T269">se</text:span> v<text:span text:style-name="T190">e stejný</text:span> <text:span text:style-name="T270">kov</text:span>.</text:p>
      <text:h text:style-name="Heading_20_4" text:outline-level="4"><text:span text:style-name="T219">+.*</text:span>Bezhlučný <text:span text:style-name="T179">dlouhý</text:span> luk</text:h>
      <text:p text:style-name="P42">Dlouhý luk z tisového dřeva s vyrytými elfskými runami</text:p>
      <text:p text:style-name="P58"><text:span text:style-name="T138">Prodej</text:span><text:span text:style-name="T139">:</text:span><text:span text:style-name="T146"> </text:span><text:span text:style-name="T159">2</text:span><text:span text:style-name="T150">5</text:span><text:span text:style-name="T147"> zl</text:span><text:span text:style-name="T137"><text:line-break/>Úrovně:</text:span><text:span text:style-name="T129"> základní</text:span></text:p>
      <text:p text:style-name="P85">Tento dlouhý luk při výstřelu nevydává žádný zvuk.</text:p>
      <text:h text:style-name="Heading_20_4" text:outline-level="4"><text:span text:style-name="T271">+.*</text:span>Očarovaná hvězdice</text:h>
      <text:p text:style-name="P113"><text:span text:style-name="T138">T</text:span><text:span text:style-name="T137">rojcípá hvězdice z kalené oceli</text:span></text:p>
      <text:p text:style-name="P60"><text:span text:style-name="T138">Prodej</text:span><text:span text:style-name="T139">:</text:span><text:span text:style-name="T146"> </text:span><text:span text:style-name="T159">15</text:span><text:span text:style-name="T147"> zl</text:span><text:span text:style-name="T137"><text:line-break/>Úrovně:</text:span><text:span text:style-name="T129"> základní</text:span></text:p>
      <text:p text:style-name="P81">Pokud tato hvězdice nezasáhne cíl, bezpečně se <text:span text:style-name="T197">ti</text:span> vrátí do ruky.</text:p>
      <text:h text:style-name="Heading_20_4" text:outline-level="4">Teleskopická hůl</text:h>
      <text:h text:style-name="Heading_20_4" text:outline-level="4"><text:span text:style-name="T218">+</text:span>Zmijí dýka</text:h>
      <text:p text:style-name="P42">Krátká dýka s <text:span text:style-name="T272">vlnitou čepelí a</text:span> hlavicí ve tvaru hlavy zmije <text:span text:style-name="T277">s očima ze smaragdů</text:span></text:p>
      <text:p text:style-name="P32"><text:soft-page-break/><text:span text:style-name="T134">Prodej</text:span><text:span text:style-name="T135">:</text:span><text:span text:style-name="T146"> </text:span><text:span text:style-name="T160">50</text:span><text:span text:style-name="T147"> zl</text:span><text:span text:style-name="T129"><text:line-break/>Úrovně:</text:span><text:span text:style-name="T145"> </text:span><text:span text:style-name="T153">základní</text:span></text:p>
      <text:p text:style-name="P100">Kdy<text:span text:style-name="T272">koliv</text:span> tuto dýku tasíš, zasyčí jako had. Při zásahu je cíl otrávený zmijím jedem.</text:p>
      <text:h text:style-name="Heading_20_3" text:outline-level="3">Zbroj</text:h>
      <text:p text:style-name="P162">Oděv, <text:span text:style-name="T229">z</text:span>broje a oděvní doplňky (pásky atp).</text:p>
      <text:p text:style-name="P166">TODO: Zbroje z kůže různých potvor</text:p>
      <text:p text:style-name="P166">- bazilišek, obří varan, <text:span text:style-name="T274">mantikora</text:span>...</text:p>
      <text:h text:style-name="P195" text:outline-level="4">+.<text:span text:style-name="T273">*</text:span>Dračí zbroj</text:h>
      <text:p text:style-name="P17">Těžká zbroj ze šupin rudého draka</text:p>
      <text:p text:style-name="P57"><text:span text:style-name="T138">Prodej</text:span><text:span text:style-name="T139">:</text:span><text:span text:style-name="T146"> </text:span><text:span text:style-name="T161">500</text:span><text:span text:style-name="T147"> zl</text:span><text:span text:style-name="T137"><text:line-break/>Úrovně:</text:span><text:span text:style-name="T129"> </text:span><text:span text:style-name="T136">mistrovské</text:span></text:p>
      <text:p text:style-name="P170">Tato <text:span text:style-name="T178">těžká</text:span> zbroj snižuje zranění <text:span text:style-name="T102">ohněm</text:span> o <text:span text:style-name="T178">3 </text:span><text:span text:style-name="T177">(</text:span><text:span text:style-name="T176">obyčejná těžká zbroj jen o 2</text:span><text:span text:style-name="T177">)</text:span>. Kromě toho <text:span text:style-name="T176">ti v ní nikdy nebude horko</text:span>.</text:p>
      <text:p text:style-name="P171">TODO: Dračí zbroj z různých draků dává rezist na různý druhy zranění (a má různou cenu).</text:p>
      <text:h text:style-name="Heading_20_4" text:outline-level="4">Zbroj z obřího rejnoka</text:h>
      <text:p text:style-name="P172"><text:span text:style-name="T273">Lehká z</text:span>broj z hrubé, šedivé kůže</text:p>
      <text:p text:style-name="P173"><text:span text:style-name="T118">Prodej:</text:span><text:span text:style-name="T12"> </text:span><text:span text:style-name="T17">400</text:span><text:span text:style-name="T13"> zl</text:span><text:line-break/>Úrovně:<text:span text:style-name="T1"> </text:span><text:span text:style-name="T17">pokročilé</text:span></text:p>
      <text:p text:style-name="P169"><text:span text:style-name="T227">Kdykoliv tě v této zbroji</text:span> někdo zasáhne celokovovou zbraní (mečem, dýkou a podobně), přeskočí na něj elektrický výboj za 5kz bleskem (odečítá se zbroj).</text:p>
      <text:p text:style-name="P169"><text:soft-page-break/>/<text:span text:style-name="T228">* Nemá to cooldown, protože protivníka nic nenutí útočit opakovaně. */</text:span></text:p>
      <text:h text:style-name="Heading_20_4" text:outline-level="4">Štíty</text:h>
      <text:p text:style-name="P162"/>
      <text:p text:style-name="P162">-- zbraně a zbroje budou spíš o magických materiálech – respektive bonus ke KZ a ke zranění bude. Vlastní „magičnost“ by měla dělat něco extra – zářit, planout ohněm, atd. (pozor na to, aby to nepůsobilo dojmem používání efektů kouzel).</text:p>
      <text:p text:style-name="P162"/>
      <text:p text:style-name="P162">-- Elemental protection (zbroj s očarováním proti ohni, atp.): Přidává ochranu proti elementu</text:p>
      <text:p text:style-name="P164">IDEA: Zbraň schopná pohlcovat kouzla.<text:line-break/>- čím se bude házet? Nebo ničím? Udělá to jednou za čas, ale automaticky (musíš ji držet v ruce).</text:p>
      <text:h text:style-name="Heading_20_4" text:outline-level="4"><text:span text:style-name="T226">+Proti</text:span>magický štít</text:h>
      <text:p text:style-name="P43">Velký kulatý štít pokrytý kouzelnými runami</text:p>
      <text:p text:style-name="P33"><text:span text:style-name="T134">Prodej</text:span><text:span text:style-name="T135">:</text:span><text:span text:style-name="T146"> </text:span><text:span text:style-name="T162">850</text:span><text:span text:style-name="T147"> zl</text:span><text:span text:style-name="T129"><text:line-break/>Úrovně:</text:span><text:span text:style-name="T145"> </text:span><text:span text:style-name="T153">základní</text:span></text:p>
      <text:p text:style-name="P105">Když máš tento štít nasazený, automaticky pohltí první kouzlo, které je na tebe sesláno, <text:span text:style-name="T175">nehledě na to, jestli ti má uškodit nebo pomoci</text:span>. <text:span text:style-name="T172">Když se to stane, štít bude několik minut slabě zářit. Další kouzlo pohltí, až když opět pohasne.</text:span></text:p>
      <text:h text:style-name="Heading_20_3" text:outline-level="3">Oblečení</text:h>
      <text:h text:style-name="Heading_20_4" text:outline-level="4">Maska <text:span text:style-name="T231">mnoha podob</text:span></text:h>
      <text:p text:style-name="P18"><text:span text:style-name="T233">Jednoduchá k</text:span>arnevalová maska <text:span text:style-name="T278">na</text:span> horní polovinu tváře</text:p>
      <text:p text:style-name="P106"><text:soft-page-break/>Když máš nasazenou tuto masku, vypadáš jako ten, na koho ses díval, když sis ji nasazoval. <text:span text:style-name="T232">Změní se i tvé oblečení a výbava, jde však o iluzi, takže ve skutečnosti máš stále svůj původní oděv a výstroj. V nové podobě máš stále viditelně nasazenou tuto masku. Když ji sundáš, iluze skončí.</text:span></text:p>
      <text:h text:style-name="P196" text:outline-level="4">Sedmimílové boty</text:h>
      <text:p text:style-name="P16">Vysoké kožené boty se střapci z koňských žíní</text:p>
      <text:p text:style-name="P117"><text:span text:style-name="T173">V těchto botách můžeš běžet</text:span> rychle jako kůň. <text:span text:style-name="T173">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6">Zdobené nízké boty z měkké kůže</text:p>
      <text:p text:style-name="P104">Když máš obuté tyto bo<text:span text:style-name="T224">t</text:span>y, tvoje kroky <text:span text:style-name="T225">jsou zcela neslyšné</text:span>.</text:p>
      <text:h text:style-name="Heading_20_4" text:outline-level="4">Maskovací plášť</text:h>
      <text:p text:style-name="P15">Dlouhý šedivý plášť </text:p>
      <text:p text:style-name="P103">Když se přikrčíš a přehodíš přes sebe tento plášť, dokonale splyneš s okolím a všimnout si tě může jen ten, kdo na tebe přímo šlápne, nebo kdo tě ucítí. Pláštěm ale musíš být zakrytý celý, takže při tom nevidíš ven.</text:p>
      <text:h text:style-name="P184" text:outline-level="3"><text:soft-page-break/>Kouzeln<text:span text:style-name="T222">ické</text:span> hole</text:h>
      <text:p text:style-name="P91">Kouzelné hole umožňují komukoliv seslat určené kouzlo. Mají ovšem do sebe vsazené<text:span text:style-name="T199"> krystaly </text:span>a<text:span text:style-name="T199">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90">Tato dubová vyřezávaná hůl má do hlavice vsazené tři <text:span text:style-name="T198">žhnoucí</text:span> rubíny. Ten, kdo ji drží, může vyslovením formule <text:span text:style-name="T54">*Eš nešef*</text:span> seslat kouzlo <text:span text:style-name="T32">ohnivá koule</text:span>. Po každém použití ovšem jeden z rubínů pohasne a když nesvítí žádný, hůl už není možno použít.</text:p>
      <text:h text:style-name="Heading_20_3" text:outline-level="3">Hůlky</text:h>
      <text:h text:style-name="Heading_20_4" text:outline-level="4">Kouzelnická hůlka</text:h>
      <text:p text:style-name="P102">Umožňuje kouzelníkovi připravit si kouzlo, i když ho neumí. Při seslání musí držet hůlku v ruce.</text:p>
      <text:p text:style-name="P102">- <text:span text:style-name="T220">možná komukoliv. Nedá se při tom držet v ruce zbraň, takže v pohodě.</text:span></text:p>
      <text:p text:style-name="P102">- <text:span text:style-name="T220">současně můžeš mít připravené jen jedno kouzlo z hůlek</text:span></text:p>
      <text:h text:style-name="Heading_20_4" text:outline-level="4">Hůlka ohně/mrazu/blesků</text:h>
      <text:p text:style-name="Text_20_body">- <text:span text:style-name="T165">zvedá zranění ohněm/mrazem/bleskem (o 1kz?)</text:span></text:p>
      <text:p text:style-name="P163">elemental focus (hůlka posilující ohnivou magii, atp): Zvyšuje zranění elementem</text:p>
      <text:h text:style-name="Heading_20_4" text:outline-level="4"><text:soft-page-break/>Mrazící hůlka</text:h>
      <text:p text:style-name="P118"><text:span text:style-name="T279">Dotyk této hůlky zmrazí</text:span> zhruba tolik vody, kolik se vejde do jednoho sudu. <text:span text:style-name="T280">Hůlka se tím zahřeje a následně trvá zhruba hodinu, než vychladne a bude ji možné znovu použít.</text:span></text:p>
      <text:h text:style-name="Heading_20_4" text:outline-level="4">Ebenová hůlka</text:h>
      <text:p text:style-name="P83">Umí „chytit“ kouzlo a později ho seslat.</text:p>
      <text:p text:style-name="P83">/<text:span text:style-name="T188">* Asi automaticky, jen nesmí být nabitá */</text:span></text:p>
      <text:h text:style-name="Heading_20_4" text:outline-level="4"><text:span text:style-name="T208">+</text:span>Hůlka temnoty</text:h>
      <text:p text:style-name="P96">TODO: Kouzelná formule</text:p>
      <text:p text:style-name="P97"><text:span text:style-name="T32">Dosah:</text:span> dlouhý</text:p>
      <text:p text:style-name="P114">Když touto hůlkou ukážeš na nějaký <text:span text:style-name="T207">příruční</text:span> zdroj světla (louč, lucernu, svíčku a podobně) a vyslovíš formuli <text:span text:style-name="T54">*</text:span><text:span text:style-name="T60">Chošek</text:span><text:span text:style-name="T54">*</text:span>, obklopí ho mrak neproniknutelné temnoty, skrz kterou světlo nepronikne. <text:span text:style-name="T206">V jednu chvíli může být takto „zhasnutý“ pouze jeden zdroj světla, když tedy hůlku použiješ znovu, ten předchozí se zase rozsvítí.</text:span></text:p>
      <text:h text:style-name="P185" text:outline-level="3">Žezla</text:h>
      <text:h text:style-name="Heading_20_4" text:outline-level="4"><text:span text:style-name="T203">+</text:span>Žezlo královského majestátu</text:h>
      <text:p text:style-name="P34"><text:span text:style-name="T134">Prodej</text:span><text:span text:style-name="T135">:</text:span><text:span text:style-name="T146"> </text:span><text:span text:style-name="T163">2000</text:span><text:span text:style-name="T147"> zl</text:span><text:span text:style-name="T129"><text:line-break/>Úrovně:</text:span><text:span text:style-name="T145"> </text:span><text:span text:style-name="T163">mistrovské</text:span></text:p>
      <text:p text:style-name="P45">Žezlo ze slonoviny s<text:span text:style-name="T281">e zlatou</text:span> hlavicí <text:span text:style-name="T281">s</text:span> perlami a drahokam<text:span text:style-name="T281">y</text:span></text:p>
      <text:p text:style-name="P95"><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14">+</text:span>Žezlo <text:span text:style-name="T215">ohně a</text:span> <text:span text:style-name="T213">mrazu</text:span></text:h>
      <text:p text:style-name="P14">Mosazné žezlo s rubínem na jednom konci a safírem na druhém</text:p>
      <text:p text:style-name="P101">Kdykoliv chceš vyvol<text:span text:style-name="T211">at</text:span> oheň, bude místo něj mráz a naopak. Místo <text:span text:style-name="T32">ohnivé koule</text:span> tedy například sešleš mrazivou kouli, <text:span text:style-name="T212">po vypití </text:span><text:span text:style-name="T48">lektvaru mrazivého dechu</text:span><text:span text:style-name="T212"> budeš dýchat oheň,</text:span> když aktivuješ <text:span text:style-name="T32">ohnivý meč</text:span>, z jeho čepele místo plamenů bude sálat mráz a podobně. <text:span text:style-name="T216">Ledová kouzla a efekty ovlivněna nejsou, kouzlo </text:span><text:span text:style-name="T49">ledová dýka</text:span><text:span text:style-name="T213"> tedy například stále stvoří kus ledu.</text:span></text:p>
      <text:h text:style-name="P186" text:outline-level="3">Svitky</text:h>
      <text:p text:style-name="P54">Jednorázový svitek – možná by všechny svitky mohly mít trojí použití, tj. buď si z něj kouzelník kouzlo připraví, nebo se ho naučí, nebo se při seslání kouzla svitek spotřebuje (takhle může kouzlo seslat kdokoliv).</text:p>
      <text:p text:style-name="P54">- <text:span text:style-name="T200">jj, bude to tak. Kdokoliv může kouzlo seslat a tím svitek spotřebovat. Kouzelník si může kouzlo připravit (jen jedno, i když má svitků víc), nebo se ho ze svitku naučit.</text:span></text:p>
      <text:h text:style-name="P186" text:outline-level="3">Sesílání kouzel z předmětů</text:h>
      <text:p text:style-name="P52">Když má <text:span text:style-name="T125">předmět sesílající kouzlo</text:span> omezený počet použití, <text:span text:style-name="T125">může ho použít</text:span> kdokoliv. Když to umožňuje sesílat kouzlo neomezeně, může ho používat pouze kouzelník.</text:p>
      <text:p text:style-name="P53"><text:soft-page-break/>Kouzlo se každopádně sesílá vyslovením sesílací formule a je k tomu potřeba soustředění.</text:p>
      <text:p text:style-name="P168">IDEA: Některé hůlky či jiné předměty kouzelníkovi umožní sesílat kouzlo, jako kdyby si ho připravil?<text:line-break/>- <text:span text:style-name="T126">tj. bylo by to do stejnýho „slotu“ jako kouzlo připravený ze svitku.</text:span></text:p>
      <text:h text:style-name="Heading_20_3" text:outline-level="3">Kouzelné předměty</text:h>
      <text:list xml:id="list4287755799" text:style-name="L3">
        <text:list-item>
          <text:p text:style-name="P208"><text:span text:style-name="T1">Kolonka </text:span><text:span text:style-name="T32">Úrovně</text:span> říká, na kterých úrovních mohou postavy na tento předmět narazit. Létající koberec by například měly získat až na mistrovských úrovních (tedy od 9. výš).</text:p>
        </text:list-item>
        <text:list-item>
          <text:p text:style-name="P209">V kolonce <text:span text:style-name="T32">Prodej</text:span> je prodejní cena předmětu, tedy za kolik ho od postav koupí obchodník. Nákupní cena, tedy když by si jej postavy chtěli od obchodníka koupit, je dvakrát vyšší.</text:p>
        </text:list-item>
      </text:list>
      <text:h text:style-name="Heading_20_4" text:outline-level="4">-Horký kámen</text:h>
      <text:p text:style-name="P55"><text:span text:style-name="T37">Prodej</text:span><text:span text:style-name="T38">:</text:span><text:span text:style-name="T12"> </text:span><text:span text:style-name="T13">5 zl</text:span><text:span text:style-name="T32"><text:line-break/>Úrovně:</text:span> základní</text:p>
      <text:p text:style-name="P55">/<text:span text:style-name="T257">* Místo toho jsou amulety */</text:span></text:p>
      <text:h text:style-name="Heading_20_4" text:outline-level="4">-Ledový kámen</text:h>
      <text:p text:style-name="P55"><text:span text:style-name="T37">Prodej</text:span><text:span text:style-name="T38">:</text:span><text:span text:style-name="T12"> </text:span><text:span text:style-name="T13">5 zl</text:span><text:span text:style-name="T32"><text:line-break/>Úrovně:</text:span> základní</text:p>
      <text:p text:style-name="P63">/<text:span text:style-name="T257">* Místo toho jsou amulety */</text:span></text:p>
      <text:h text:style-name="Heading_20_4" text:outline-level="4">-Dýchací skřipka</text:h>
      <text:p text:style-name="P55"><text:span text:style-name="T37">Prodej</text:span><text:span text:style-name="T38">:</text:span><text:span text:style-name="T12"> </text:span><text:span text:style-name="T13">10 zl</text:span><text:span text:style-name="T32"><text:line-break/>Úrovně:</text:span> základní</text:p>
      <text:p text:style-name="P55"><text:soft-page-break/>/<text:span text:style-name="T258">* Radši amulet */</text:span></text:p>
      <text:h text:style-name="Heading_20_4" text:outline-level="4">Kouzelná lampa</text:h>
      <text:p text:style-name="P55"><text:span text:style-name="T37">Prodej</text:span><text:span text:style-name="T38">:</text:span><text:span text:style-name="T12"> </text:span><text:span text:style-name="T13">20 zl</text:span><text:span text:style-name="T32"><text:line-break/>Úrovně:</text:span> pokročilé</text:p>
      <text:p text:style-name="Text_20_body">- <text:span text:style-name="T127">infinite light se mi moc nelíbí, na druhou stranu na počítání resourců se stejně nehraje, takže asi proč ne.</text:span></text:p>
      <text:h text:style-name="Heading_20_4" text:outline-level="4">Plášť neviditelnosti</text:h>
      <text:p text:style-name="P25">Dlouhý černý plášť se stříbrným lemováním a s kápí</text:p>
      <text:p text:style-name="P56"><text:span text:style-name="T37">Prodej</text:span><text:span text:style-name="T38">:</text:span><text:span text:style-name="T12"> </text:span><text:span text:style-name="T14">500</text:span><text:span text:style-name="T13"> zl</text:span><text:span text:style-name="T32"><text:line-break/>Úrovně:</text:span> mistrovské</text:p>
      <text:p text:style-name="P79">Když se kompletně zahalíš do tohoto pláště, jsi neviditelný. Jelikož ti při tom <text:span text:style-name="T260">ale</text:span> nesmějí trčet ruce ven, nemůžeš při tom bojovat, střílet ani kouzlit.</text:p>
      <text:h text:style-name="Heading_20_4" text:outline-level="4">Létající koberec</text:h>
      <text:p text:style-name="P56"><text:span text:style-name="T37">Prodej</text:span><text:span text:style-name="T38">:</text:span><text:span text:style-name="T12"> </text:span><text:span text:style-name="T14">2000</text:span><text:span text:style-name="T13"> zl</text:span><text:span text:style-name="T32"><text:line-break/>Úrovně:</text:span> mistrovské</text:p>
      <text:p text:style-name="Text_20_body">- <text:span text:style-name="T128">s tímhle opatrně. Určitě až mistrovské úrovně. Unese jen jednu postavu. Možná sem hodit poznámku pro PJe, že tímhle dá postavám hodně velkou mobilitu.</text:span></text:p>
      <text:h text:style-name="Heading_20_4" text:outline-level="4"><text:span text:style-name="T256">+</text:span>Vzkazov<text:span text:style-name="T174">é</text:span> knih<text:span text:style-name="T174">y</text:span></text:h>
      <text:p text:style-name="Text_20_body">Co se do jedné napíše (ideálně třeba krví), se ve druhé objeví.</text:p>
      <text:h text:style-name="Heading_20_4" text:outline-level="4"><text:span text:style-name="T255">*.</text:span>Překladová kniha</text:h>
      <text:p text:style-name="P24">Malá kniha v kožené vazbě</text:p>
      <text:p text:style-name="P109"><text:soft-page-break/>Tato zvláštní kniha bez názvu a autora má většinu stran prázdný<text:span text:style-name="T252">ch</text:span>. Když se něco napíše na levou stranu, na pravé se objeví přeložený text.</text:p>
      <text:p text:style-name="Example_20_Header">Poznámka:</text:p>
      <text:p text:style-name="Example"><text:span text:style-name="T254">Kniha překládá z libovolného jazyka, ale vždy do jednoho konkrétního. </text:span>Měl by to být <text:span text:style-name="T254">nějaký z těch</text:span>, který mohl znát ten, kdo ji vyrobil – tedy například staroelfština, starogoblinština a podobně. <text:span text:style-name="T253">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251">* Tohle by sice bylo užitečný v reálu (mapa s GPSkou), ale herně to není moc zajímavý a použitelný. */</text:span></text:p>
      <text:h text:style-name="Heading_20_4" text:outline-level="4"><text:span text:style-name="T251">*.Sledovací</text:span> mapa</text:h>
      <text:p text:style-name="P23">Ručně kreslená mapa na kvalitním pergamenu</text:p>
      <text:p text:style-name="P108">Tato mapa zobrazuje pozici <text:span text:style-name="T249">jednoho konkrétního</text:span> předmětu <text:span text:style-name="T247">(urči předem, co to je)</text:span>. Pokud s<text:span text:style-name="T250">e předmět dostane</text:span> z<text:span text:style-name="T248">e zmapované</text:span> oblasti, přestane se zobrazovat.</text:p>
      <text:p text:style-name="P158">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oft-page-break/>-Křišťálová koule</text:h>
      <text:p text:style-name="P67">Ukazuje, co se děje na jiném místě.<text:line-break/>- otázka je, na kterém. <text:span text:style-name="T166">Možná stačí vyslovit jméno toho, koho chci sledovat? V tom případě by měla omezený dosah (nejspíš dlouhou vzdálenost).</text:span></text:p>
      <text:p text:style-name="P76">- záleží na tom, ze které strany se na kouli díváš (můžeš s ní točit, pokud se chceš kouknout „z druhé strany“).</text:p>
      <text:h text:style-name="Heading_20_4" text:outline-level="4"><text:span text:style-name="T251">*.Propojené k</text:span>řištálové koule</text:h>
      <text:p text:style-name="P22"><text:span text:style-name="T242">Dvě p</text:span>růzračn<text:span text:style-name="T242">é </text:span>křišťálové koule o velikosti <text:span text:style-name="T242">jablka</text:span></text:p>
      <text:p text:style-name="P107">V každé z těchto koulí je vidět to, co je <text:span text:style-name="T245">vidět z místa, kde je zrovna ta druhá</text:span>. Obraz je sférický, <text:span text:style-name="T246">z</text:span>áleží <text:span text:style-name="T245">tedy</text:span> na tom, ze které strany se do koule díváš. <text:span text:style-name="T246">Můžeš s ní ale točit a podívat se tak do všech stran.</text:span></text:p>
      <text:p text:style-name="Example_20_Header">Poznámka:</text:p>
      <text:p text:style-name="Example"><text:span text:style-name="T243">Zvaž také možnost, že</text:span> postavy <text:span text:style-name="T244">nejprve</text:span> najdou jen jednu z těchto koulí a uvidí skrz ní místo, kde se nachází ta druhá.</text:p>
      <text:h text:style-name="Heading_20_4" text:outline-level="4"><text:span text:style-name="T241">*.</text:span>Varovný zvonek</text:h>
      <text:p text:style-name="P21">Malý zvonek se staroelfskými runami zavěšený na podstavci</text:p>
      <text:p text:style-name="P69"><text:span text:style-name="T240">Tento zvonek začne sám cinkat</text:span>, když je poblíž nějaký nehmotný tvor, například p<text:span text:style-name="T191">ř</text:span>ízrak.</text:p>
      <text:h text:style-name="Heading_20_4" text:outline-level="4"><text:span text:style-name="T239">*.</text:span>Kouzelná zápalka</text:h>
      <text:p text:style-name="P19">Velká zápalka dlouhá asi jako dlaň</text:p>
      <text:p text:style-name="P70"><text:span text:style-name="T239">Tato zápalka vzplane </text:span>pokaždé, když s ní o něco škrtneš.</text:p>
      <text:h text:style-name="P197" text:outline-level="4"><text:soft-page-break/><text:span text:style-name="T239">*.Torna</text:span> beztíže</text:h>
      <text:p text:style-name="P19">Kvalitní torna z pevné kůže</text:p>
      <text:p text:style-name="P75"><text:span text:style-name="T234">Předměty v</text:span>ložené <text:span text:style-name="T234">do této torny</text:span> nic neváží.</text:p>
      <text:h text:style-name="P198" text:outline-level="4"><text:span text:style-name="T237">*.</text:span>Kouzelný kalich</text:h>
      <text:p text:style-name="P20">Zdobený stříbrný kalich <text:span text:style-name="T238">se staroelfskými slovy „Mala“ a „Roken“</text:span></text:p>
      <text:p text:style-name="P77">Když vyslovíš <text:span text:style-name="T236">formuli</text:span> <text:span text:style-name="T58">*Mala*</text:span>, kalich začne pohlcovat vše, co do něj najeleš. Když vyslovíš <text:span text:style-name="T59">*Roken*</text:span>, naplní se tím, co do něj bylo nalito. <text:span text:style-name="T235">Když do jím pohltíš více druhů tekutiny, uvnitř se smíchají.</text:span> <text:span text:style-name="T235">V</text:span>ejde <text:span text:style-name="T235">se</text:span> do <text:span text:style-name="T235">něj jako do</text:span> malého soudku.</text:p>
      <text:h text:style-name="P187" text:outline-level="3">Kouzelné objekty</text:h>
      <text:h text:style-name="P199" text:outline-level="4">Mluvící klepadlo</text:h>
      <text:h text:style-name="Heading_20_4" text:outline-level="4"><text:span text:style-name="T192">Magická</text:span> bariéra</text:h>
      <text:p text:style-name="P65">Neviditelná, nezničitelná stěna. <text:span text:style-name="T164">Na stěnách chodby jsou vždy vytesané či vytepané runy.</text:span></text:p>
      <text:p text:style-name="P65">Vypíná se obvykle vyslovením kouzelné formule, nebo někde jinde v podzemí (třeba stisknutím několika vzdálených pák najednou nebo v určitém pořadí).</text:p>
      <text:h text:style-name="Heading_20_4" text:outline-level="4">Levitační výtah</text:h>
      <text:p text:style-name="P64">Tento výtah nemá pohyblivou plošinu. Kdykoliv do něj vstoupí, začne pomalu klesat nebo stoupat.</text:p>
      <text:h text:style-name="Heading_20_4" text:outline-level="4"><text:soft-page-break/>Portál</text:h>
      <text:p text:style-name="P66">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8">Po vyslovením kouzelné formule bude všude v podzemí světlo (obvykle dokud v něm někdo zůstane).</text:p>
      <text:h text:style-name="Heading_20_3" text:outline-level="3">Artefakty</text:h>
      <text:p text:style-name="P165">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56">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56">/*</text:p>
      <text:p text:style-name="P156">Hodně dobrá myšlenka: Klášter udržuje okolní půdu úrodnou skrze rituály mnichů.</text:p>
      <text:p text:style-name="P156">-- po krajině by asi měly být rozmístěné nějaké symboly (kamenné sloupy, nebo tak něco), které toto působení přenáší.</text:p>
      <text:p text:style-name="P156">*/</text:p>
      <text:p text:style-name="P154"/>
      <text:p text:style-name="P156">Varianta pohánění krvavou magií – magické zbraně.</text:p>
      <text:p text:style-name="P156"><text:soft-page-break/>Např: Oltář, který po provedení krvavého rituálu sešle nějaké mocné rituální kouzlo (ať už něco typu zemětřesení, nebo třeba spellup na celou armádu – např. Bloodlust).</text:p>
      <text:list xml:id="list1172726592" text:style-name="WW8Num4">
        <text:list-item>
          <text:p text:style-name="P203">blood magic by mohla být varianta, jak pohánět artefakty zbylé po démonech.</text:p>
        </text:list-item>
      </text:list>
      <text:p text:style-name="P155"><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0" text:outline-level="4">Aura <text:span text:style-name="T29">odvahy</text:span></text:h>
      <text:p text:style-name="P12"><text:span text:style-name="T30">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span></text:p>
      <text:p text:style-name="P8">Po dobu <text:span text:style-name="T32">soustředění</text:span> <text:span text:style-name="T61">kolem tebe bude neviditelná aura dodávající odvahu. Všichni uvnitř, s výjimkou těch, které určíš, jsou</text:span> <text:span text:style-name="T62">imunní proti jakékoliv formě </text:span><text:span text:style-name="T33">strachu</text:span><text:span text:style-name="T62"> i </text:span><text:span text:style-name="T33">děsu</text:span><text:span text:style-name="T62"> a dokáží dělat věci, k nimž by se jinak neodhodlali.</text:span></text:p>
      <text:p text:style-name="P8">/<text:span text:style-name="T28">* Tohle když bude mít nějaká postava, tak to bude přebíjet válečnickou neohroženost. Takže spíš asi nebrat. Možná nějakej artefakt by to mohl mít */</text:span></text:p>
      <text:h text:style-name="P201" text:outline-level="4">Aura strachu</text:h>
      <text:p text:style-name="P12"><text:span text:style-name="T66">Hod</text:span>: +<text:span text:style-name="T30">1 proti Duši (3b)<text:line-break/>Dosah:</text:span><text:span text:style-name="T2"> </text:span><text:span text:style-name="T3">krátký</text:span><text:span text:style-name="T4"> (</text:span><text:span text:style-name="T5">1</text:span><text:span text:style-name="T4">b)</text:span><text:span text:style-name="T31"><text:line-break/>Rozsah:</text:span><text:span text:style-name="T2"> </text:span><text:span text:style-name="T6">všechno v dosahu </text:span><text:span text:style-name="T7">(</text:span><text:span text:style-name="T8">6</text:span><text:span text:style-name="T7">b)<text:line-break/></text:span><text:span text:style-name="T67">Efekt: Vytvoření nevýhody (6b)</text:span></text:p>
      <text:p text:style-name="P9">Po dobu <text:span text:style-name="T32">soustředění</text:span> kolem tebe bude zlověstná aura <text:span text:style-name="T32">strachu</text:span>. Každý, kdo <text:span text:style-name="T63">se v ní nachází, nebo do ní později</text:span> vstoupí, <text:span text:style-name="T64">s výjimkou cílů, které z účinku vyloučíš,</text:span> se musí bránit Duší proti <text:span text:style-name="T32">vytvoření nevýhody</text:span> tvým hodem na seslání. <text:span text:style-name="T65">Kdo se jednou ubrání, znovu si už házet nemusí. Strach trvá i po opuštění dosahu kouzla. Ukončením tvého </text:span><text:span text:style-name="T34">soustředění</text:span><text:span text:style-name="T65"> strach pomine a spolu s ním i z něj plynoucí nevýhody.</text:span></text:p>
      <text:p text:style-name="P9">/<text:span text:style-name="T27">* Tohle v zásadě umí </text:span><text:span text:style-name="T35">koruna strachu</text:span><text:span text:style-name="T27"> */</text:span></text:p>
      <text:h text:style-name="P202" text:outline-level="4"><text:soft-page-break/>Aura <text:span text:style-name="T69">moci</text:span></text:h>
      <text:p text:style-name="P13"><text:span text:style-name="T70">H</text:span>od: +<text:span text:style-name="T71">5 na obranu (jen 9b, protože +2 je z plné obrany)<text:line-break/>Dosah:</text:span><text:span text:style-name="T2"> </text:span><text:span text:style-name="T9">krátký </text:span><text:span text:style-name="T10">(1b)</text:span><text:span text:style-name="T31"><text:line-break/>Rozsah:</text:span><text:span text:style-name="T2"> </text:span><text:span text:style-name="T6">všechno v dosahu </text:span><text:span text:style-name="T7">(</text:span><text:span text:style-name="T11">6</text:span><text:span text:style-name="T7">b)</text:span></text:p>
      <text:p text:style-name="P10"><text:span text:style-name="T68">Po dobu </text:span><text:span text:style-name="T36">soustředění</text:span><text:span text:style-name="T6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7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07T16:50:29.062000000</dc:date>
    <meta:print-date>2113-01-01T00:00:00</meta:print-date>
    <meta:editing-cycles>22242</meta:editing-cycles>
    <meta:editing-duration>P66DT14H8M59S</meta:editing-duration>
    <meta:generator>LibreOffice/6.3.2.2$Windows_X86_64 LibreOffice_project/98b30e735bda24bc04ab42594c85f7fd8be07b9c</meta:generator>
    <dc:creator>York </dc:creator>
    <meta:document-statistic meta:table-count="0" meta:image-count="0" meta:object-count="0" meta:page-count="33" meta:paragraph-count="374" meta:word-count="4329" meta:character-count="26894" meta:non-whitespace-character-count="22905"/>
  </office:meta>
</office:document-meta>
</file>